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rebuchet MS" svg:font-family="'Trebuchet MS'" style:font-family-generic="swiss" style:font-pitch="variable"/>
    <style:font-face style:name="Vashaa" svg:font-family="Vashaa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size="25pt" style:font-size-asian="25pt" style:font-size-complex="25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Vashaa" fo:font-size="25pt" style:font-size-asian="25pt" style:font-size-complex="2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ashaa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ashaa" fo:font-size="25pt" style:font-size-asian="25pt" style:font-size-complex="2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20"/>
        <table:table-column table:style-name="co1" table:default-cell-style-name="ce15"/>
        <table:table-column table:style-name="co1" table:default-cell-style-name="ce13"/>
        <table:table-column table:style-name="co1" table:default-cell-style-name="ce20"/>
        <table:table-column table:style-name="co1" table:default-cell-style-name="ce15"/>
        <table:table-column table:style-name="co1" table:default-cell-style-name="ce13"/>
        <table:table-column table:style-name="co1" table:default-cell-style-name="ce20"/>
        <table:table-column table:style-name="co1" table:default-cell-style-name="ce15"/>
        <table:table-column table:style-name="co1" table:default-cell-style-name="ce13"/>
        <table:table-column table:style-name="co1" table:default-cell-style-name="ce20"/>
        <table:table-column table:style-name="co1" table:number-columns-repeated="3" table:default-cell-style-name="Default"/>
        <table:table-row table:style-name="ro1">
          <table:table-cell table:style-name="ce3"/>
          <table:table-cell table:style-name="ce1" office:value-type="string" calcext:value-type="string">
            <text:p>..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y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o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yo</text:p>
          </table:table-cell>
          <table:table-cell table:style-name="ce1" office:value-type="string" calcext:value-type="string">
            <text:p>uu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yu</text:p>
          </table:table-cell>
        </table:table-row>
        <table:table-row table:style-name="ro1">
          <table:table-cell/>
          <table:table-cell table:style-name="ce1"/>
          <table:table-cell table:style-name="Default" table:number-columns-repeated="2"/>
          <table:table-cell table:style-name="ce13" table:formula="of:=IF([.$A$1]=0;[.$A2]&amp;[.E$1];IF([.$A$1]=1;LOWER([.$A2]&amp;[.E$1]);UPPER([.$A2]&amp;[.E$1])))" office:value-type="string" office:string-value="aa" calcext:value-type="string">
            <text:p>aa</text:p>
          </table:table-cell>
          <table:table-cell table:formula="of:=IF([.$A$1]=0;[.$A2]&amp;[.F$1];IF([.$A$1]=1;LOWER([.$A2]&amp;[.F$1]);UPPER([.$A2]&amp;[.F$1])))" office:value-type="string" office:string-value="a" calcext:value-type="string">
            <text:p>a</text:p>
          </table:table-cell>
          <table:table-cell table:style-name="ce13" table:formula="of:=IF([.$A$1]=0;[.$A2]&amp;[.G$1];IF([.$A$1]=1;LOWER([.$A2]&amp;[.G$1]);UPPER([.$A2]&amp;[.G$1])))" office:value-type="string" office:string-value="ya" calcext:value-type="string">
            <text:p>ya</text:p>
          </table:table-cell>
          <table:table-cell table:style-name="ce13" table:formula="of:=IF([.$A$1]=0;[.$A2]&amp;[.H$1];IF([.$A$1]=1;LOWER([.$A2]&amp;[.H$1]);UPPER([.$A2]&amp;[.H$1])))" office:value-type="string" office:string-value="ee" calcext:value-type="string">
            <text:p>ee</text:p>
          </table:table-cell>
          <table:table-cell table:formula="of:=IF([.$A$1]=0;[.$A2]&amp;[.I$1];IF([.$A$1]=1;LOWER([.$A2]&amp;[.I$1]);UPPER([.$A2]&amp;[.I$1])))" office:value-type="string" office:string-value="e" calcext:value-type="string">
            <text:p>e</text:p>
          </table:table-cell>
          <table:table-cell table:style-name="ce13" table:formula="of:=IF([.$A$1]=0;[.$A2]&amp;[.J$1];IF([.$A$1]=1;LOWER([.$A2]&amp;[.J$1]);UPPER([.$A2]&amp;[.J$1])))" office:value-type="string" office:string-value="ye" calcext:value-type="string">
            <text:p>ye</text:p>
          </table:table-cell>
          <table:table-cell table:style-name="ce13" table:formula="of:=IF([.$A$1]=0;[.$A2]&amp;[.K$1];IF([.$A$1]=1;LOWER([.$A2]&amp;[.K$1]);UPPER([.$A2]&amp;[.K$1])))" office:value-type="string" office:string-value="ii" calcext:value-type="string">
            <text:p>ii</text:p>
          </table:table-cell>
          <table:table-cell table:formula="of:=IF([.$A$1]=0;[.$A2]&amp;[.L$1];IF([.$A$1]=1;LOWER([.$A2]&amp;[.L$1]);UPPER([.$A2]&amp;[.L$1])))" office:value-type="string" office:string-value="i" calcext:value-type="string">
            <text:p>i</text:p>
          </table:table-cell>
          <table:table-cell table:style-name="ce13" table:formula="of:=IF([.$A$1]=0;[.$A2]&amp;[.M$1];IF([.$A$1]=1;LOWER([.$A2]&amp;[.M$1]);UPPER([.$A2]&amp;[.M$1])))" office:value-type="string" office:string-value="yi" calcext:value-type="string">
            <text:p>yi</text:p>
          </table:table-cell>
          <table:table-cell table:style-name="ce13" table:formula="of:=IF([.$A$1]=0;[.$A2]&amp;[.N$1];IF([.$A$1]=1;LOWER([.$A2]&amp;[.N$1]);UPPER([.$A2]&amp;[.N$1])))" office:value-type="string" office:string-value="oo" calcext:value-type="string">
            <text:p>oo</text:p>
          </table:table-cell>
          <table:table-cell table:formula="of:=IF([.$A$1]=0;[.$A2]&amp;[.O$1];IF([.$A$1]=1;LOWER([.$A2]&amp;[.O$1]);UPPER([.$A2]&amp;[.O$1])))" office:value-type="string" office:string-value="o" calcext:value-type="string">
            <text:p>o</text:p>
          </table:table-cell>
          <table:table-cell table:style-name="ce13" table:formula="of:=IF([.$A$1]=0;[.$A2]&amp;[.P$1];IF([.$A$1]=1;LOWER([.$A2]&amp;[.P$1]);UPPER([.$A2]&amp;[.P$1])))" office:value-type="string" office:string-value="yo" calcext:value-type="string">
            <text:p>yo</text:p>
          </table:table-cell>
          <table:table-cell table:style-name="ce13" table:formula="of:=IF([.$A$1]=0;[.$A2]&amp;[.Q$1];IF([.$A$1]=1;LOWER([.$A2]&amp;[.Q$1]);UPPER([.$A2]&amp;[.Q$1])))" office:value-type="string" office:string-value="uu" calcext:value-type="string">
            <text:p>uu</text:p>
          </table:table-cell>
          <table:table-cell table:style-name="ce13" table:formula="of:=IF([.$A$1]=0;[.$A2]&amp;[.R$1];IF([.$A$1]=1;LOWER([.$A2]&amp;[.R$1]);UPPER([.$A2]&amp;[.R$1])))" office:value-type="string" office:string-value="u" calcext:value-type="string">
            <text:p>u</text:p>
          </table:table-cell>
          <table:table-cell table:style-name="ce13" table:formula="of:=IF([.$A$1]=0;[.$A2]&amp;[.S$1];IF([.$A$1]=1;LOWER([.$A2]&amp;[.S$1]);UPPER([.$A2]&amp;[.S$1])))" office:value-type="string" office:string-value="yu" calcext:value-type="string">
            <text:p>yu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IF([.$A$1]=0;[.$A3]&amp;LOWER([.$A3]);IF([.$A$1]=1;LOWER([.$A3]&amp;[.$A3]);UPPER([.$A3]&amp;[.$A3])))" office:value-type="string" office:string-value="Bb" calcext:value-type="string">
            <text:p>Bb</text:p>
          </table:table-cell>
          <table:table-cell table:formula="of:=IF([.$A$1]=0;[.$A3]&amp;[.C$1];IF([.$A$1]=1;LOWER([.$A3]&amp;[.C$1]);UPPER([.$A3]&amp;[.C$1])))" office:value-type="string" office:string-value="B" calcext:value-type="string">
            <text:p>B</text:p>
          </table:table-cell>
          <table:table-cell table:formula="of:=IF([.$A$1]=0;[.$A3]&amp;[.D$1];IF([.$A$1]=1;LOWER([.$A3]&amp;[.D$1]);UPPER([.$A3]&amp;[.D$1])))" office:value-type="string" office:string-value="By" calcext:value-type="string">
            <text:p>By</text:p>
          </table:table-cell>
          <table:table-cell table:style-name="ce14" table:formula="of:=IF([.$A$1]=0;[.$A3]&amp;[.E$1];IF([.$A$1]=1;LOWER([.$A3]&amp;[.E$1]);UPPER([.$A3]&amp;[.E$1])))" office:value-type="string" office:string-value="Baa" calcext:value-type="string">
            <text:p>Baa</text:p>
          </table:table-cell>
          <table:table-cell table:style-name="ce17" table:formula="of:=IF([.$A$1]=0;[.$A3]&amp;[.F$1];IF([.$A$1]=1;LOWER([.$A3]&amp;[.F$1]);UPPER([.$A3]&amp;[.F$1])))" office:value-type="string" office:string-value="Ba" calcext:value-type="string">
            <text:p>Ba</text:p>
          </table:table-cell>
          <table:table-cell table:style-name="ce19" table:formula="of:=IF([.$A$1]=0;[.$A3]&amp;[.G$1];IF([.$A$1]=1;LOWER([.$A3]&amp;[.G$1]);UPPER([.$A3]&amp;[.G$1])))" office:value-type="string" office:string-value="Bya" calcext:value-type="string">
            <text:p>Bya</text:p>
          </table:table-cell>
          <table:table-cell table:style-name="ce14" table:formula="of:=IF([.$A$1]=0;[.$A3]&amp;[.H$1];IF([.$A$1]=1;LOWER([.$A3]&amp;[.H$1]);UPPER([.$A3]&amp;[.H$1])))" office:value-type="string" office:string-value="Bee" calcext:value-type="string">
            <text:p>Bee</text:p>
          </table:table-cell>
          <table:table-cell table:style-name="ce17" table:formula="of:=IF([.$A$1]=0;[.$A3]&amp;[.I$1];IF([.$A$1]=1;LOWER([.$A3]&amp;[.I$1]);UPPER([.$A3]&amp;[.I$1])))" office:value-type="string" office:string-value="Be" calcext:value-type="string">
            <text:p>Be</text:p>
          </table:table-cell>
          <table:table-cell table:style-name="ce19" table:formula="of:=IF([.$A$1]=0;[.$A3]&amp;[.J$1];IF([.$A$1]=1;LOWER([.$A3]&amp;[.J$1]);UPPER([.$A3]&amp;[.J$1])))" office:value-type="string" office:string-value="Bye" calcext:value-type="string">
            <text:p>Bye</text:p>
          </table:table-cell>
          <table:table-cell table:style-name="ce14" table:formula="of:=IF([.$A$1]=0;[.$A3]&amp;[.K$1];IF([.$A$1]=1;LOWER([.$A3]&amp;[.K$1]);UPPER([.$A3]&amp;[.K$1])))" office:value-type="string" office:string-value="Bii" calcext:value-type="string">
            <text:p>Bii</text:p>
          </table:table-cell>
          <table:table-cell table:style-name="ce17" table:formula="of:=IF([.$A$1]=0;[.$A3]&amp;[.L$1];IF([.$A$1]=1;LOWER([.$A3]&amp;[.L$1]);UPPER([.$A3]&amp;[.L$1])))" office:value-type="string" office:string-value="Bi" calcext:value-type="string">
            <text:p>Bi</text:p>
          </table:table-cell>
          <table:table-cell table:style-name="ce19" table:formula="of:=IF([.$A$1]=0;[.$A3]&amp;[.M$1];IF([.$A$1]=1;LOWER([.$A3]&amp;[.M$1]);UPPER([.$A3]&amp;[.M$1])))" office:value-type="string" office:string-value="Byi" calcext:value-type="string">
            <text:p>Byi</text:p>
          </table:table-cell>
          <table:table-cell table:style-name="ce14" table:formula="of:=IF([.$A$1]=0;[.$A3]&amp;[.N$1];IF([.$A$1]=1;LOWER([.$A3]&amp;[.N$1]);UPPER([.$A3]&amp;[.N$1])))" office:value-type="string" office:string-value="Boo" calcext:value-type="string">
            <text:p>Boo</text:p>
          </table:table-cell>
          <table:table-cell table:style-name="ce17" table:formula="of:=IF([.$A$1]=0;[.$A3]&amp;[.O$1];IF([.$A$1]=1;LOWER([.$A3]&amp;[.O$1]);UPPER([.$A3]&amp;[.O$1])))" office:value-type="string" office:string-value="Bo" calcext:value-type="string">
            <text:p>Bo</text:p>
          </table:table-cell>
          <table:table-cell table:style-name="ce19" table:formula="of:=IF([.$A$1]=0;[.$A3]&amp;[.P$1];IF([.$A$1]=1;LOWER([.$A3]&amp;[.P$1]);UPPER([.$A3]&amp;[.P$1])))" office:value-type="string" office:string-value="Byo" calcext:value-type="string">
            <text:p>Byo</text:p>
          </table:table-cell>
          <table:table-cell table:style-name="ce14" table:formula="of:=IF([.$A$1]=0;[.$A3]&amp;[.Q$1];IF([.$A$1]=1;LOWER([.$A3]&amp;[.Q$1]);UPPER([.$A3]&amp;[.Q$1])))" office:value-type="string" office:string-value="Buu" calcext:value-type="string">
            <text:p>Buu</text:p>
          </table:table-cell>
          <table:table-cell table:style-name="ce17" table:formula="of:=IF([.$A$1]=0;[.$A3]&amp;[.R$1];IF([.$A$1]=1;LOWER([.$A3]&amp;[.R$1]);UPPER([.$A3]&amp;[.R$1])))" office:value-type="string" office:string-value="Bu" calcext:value-type="string">
            <text:p>Bu</text:p>
          </table:table-cell>
          <table:table-cell table:style-name="ce19" table:formula="of:=IF([.$A$1]=0;[.$A3]&amp;[.S$1];IF([.$A$1]=1;LOWER([.$A3]&amp;[.S$1]);UPPER([.$A3]&amp;[.S$1])))" office:value-type="string" office:string-value="Byu" calcext:value-type="string">
            <text:p>Byu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IF([.$A$1]=0;[.$A4]&amp;LOWER([.$A4]);IF([.$A$1]=1;LOWER([.$A4]&amp;[.$A4]);UPPER([.$A4]&amp;[.$A4])))" office:value-type="string" office:string-value="Pp" calcext:value-type="string">
            <text:p>Pp</text:p>
          </table:table-cell>
          <table:table-cell table:formula="of:=IF([.$A$1]=0;[.$A4]&amp;[.C$1];IF([.$A$1]=1;LOWER([.$A4]&amp;[.C$1]);UPPER([.$A4]&amp;[.C$1])))" office:value-type="string" office:string-value="P" calcext:value-type="string">
            <text:p>P</text:p>
          </table:table-cell>
          <table:table-cell table:formula="of:=IF([.$A$1]=0;[.$A4]&amp;[.D$1];IF([.$A$1]=1;LOWER([.$A4]&amp;[.D$1]);UPPER([.$A4]&amp;[.D$1])))" office:value-type="string" office:string-value="Py" calcext:value-type="string">
            <text:p>Py</text:p>
          </table:table-cell>
          <table:table-cell table:formula="of:=IF([.$A$1]=0;[.$A4]&amp;[.E$1];IF([.$A$1]=1;LOWER([.$A4]&amp;[.E$1]);UPPER([.$A4]&amp;[.E$1])))" office:value-type="string" office:string-value="Paa" calcext:value-type="string">
            <text:p>Paa</text:p>
          </table:table-cell>
          <table:table-cell table:formula="of:=IF([.$A$1]=0;[.$A4]&amp;[.F$1];IF([.$A$1]=1;LOWER([.$A4]&amp;[.F$1]);UPPER([.$A4]&amp;[.F$1])))" office:value-type="string" office:string-value="Pa" calcext:value-type="string">
            <text:p>Pa</text:p>
          </table:table-cell>
          <table:table-cell table:formula="of:=IF([.$A$1]=0;[.$A4]&amp;[.G$1];IF([.$A$1]=1;LOWER([.$A4]&amp;[.G$1]);UPPER([.$A4]&amp;[.G$1])))" office:value-type="string" office:string-value="Pya" calcext:value-type="string">
            <text:p>Pya</text:p>
          </table:table-cell>
          <table:table-cell table:formula="of:=IF([.$A$1]=0;[.$A4]&amp;[.H$1];IF([.$A$1]=1;LOWER([.$A4]&amp;[.H$1]);UPPER([.$A4]&amp;[.H$1])))" office:value-type="string" office:string-value="Pee" calcext:value-type="string">
            <text:p>Pee</text:p>
          </table:table-cell>
          <table:table-cell table:formula="of:=IF([.$A$1]=0;[.$A4]&amp;[.I$1];IF([.$A$1]=1;LOWER([.$A4]&amp;[.I$1]);UPPER([.$A4]&amp;[.I$1])))" office:value-type="string" office:string-value="Pe" calcext:value-type="string">
            <text:p>Pe</text:p>
          </table:table-cell>
          <table:table-cell table:formula="of:=IF([.$A$1]=0;[.$A4]&amp;[.J$1];IF([.$A$1]=1;LOWER([.$A4]&amp;[.J$1]);UPPER([.$A4]&amp;[.J$1])))" office:value-type="string" office:string-value="Pye" calcext:value-type="string">
            <text:p>Pye</text:p>
          </table:table-cell>
          <table:table-cell table:formula="of:=IF([.$A$1]=0;[.$A4]&amp;[.K$1];IF([.$A$1]=1;LOWER([.$A4]&amp;[.K$1]);UPPER([.$A4]&amp;[.K$1])))" office:value-type="string" office:string-value="Pii" calcext:value-type="string">
            <text:p>Pii</text:p>
          </table:table-cell>
          <table:table-cell table:formula="of:=IF([.$A$1]=0;[.$A4]&amp;[.L$1];IF([.$A$1]=1;LOWER([.$A4]&amp;[.L$1]);UPPER([.$A4]&amp;[.L$1])))" office:value-type="string" office:string-value="Pi" calcext:value-type="string">
            <text:p>Pi</text:p>
          </table:table-cell>
          <table:table-cell table:formula="of:=IF([.$A$1]=0;[.$A4]&amp;[.M$1];IF([.$A$1]=1;LOWER([.$A4]&amp;[.M$1]);UPPER([.$A4]&amp;[.M$1])))" office:value-type="string" office:string-value="Pyi" calcext:value-type="string">
            <text:p>Pyi</text:p>
          </table:table-cell>
          <table:table-cell table:formula="of:=IF([.$A$1]=0;[.$A4]&amp;[.N$1];IF([.$A$1]=1;LOWER([.$A4]&amp;[.N$1]);UPPER([.$A4]&amp;[.N$1])))" office:value-type="string" office:string-value="Poo" calcext:value-type="string">
            <text:p>Poo</text:p>
          </table:table-cell>
          <table:table-cell table:formula="of:=IF([.$A$1]=0;[.$A4]&amp;[.O$1];IF([.$A$1]=1;LOWER([.$A4]&amp;[.O$1]);UPPER([.$A4]&amp;[.O$1])))" office:value-type="string" office:string-value="Po" calcext:value-type="string">
            <text:p>Po</text:p>
          </table:table-cell>
          <table:table-cell table:formula="of:=IF([.$A$1]=0;[.$A4]&amp;[.P$1];IF([.$A$1]=1;LOWER([.$A4]&amp;[.P$1]);UPPER([.$A4]&amp;[.P$1])))" office:value-type="string" office:string-value="Pyo" calcext:value-type="string">
            <text:p>Pyo</text:p>
          </table:table-cell>
          <table:table-cell table:style-name="ce15" table:formula="of:=IF([.$A$1]=0;[.$A4]&amp;[.Q$1];IF([.$A$1]=1;LOWER([.$A4]&amp;[.Q$1]);UPPER([.$A4]&amp;[.Q$1])))" office:value-type="string" office:string-value="Puu" calcext:value-type="string">
            <text:p>Puu</text:p>
          </table:table-cell>
          <table:table-cell table:style-name="ce13" table:formula="of:=IF([.$A$1]=0;[.$A4]&amp;[.R$1];IF([.$A$1]=1;LOWER([.$A4]&amp;[.R$1]);UPPER([.$A4]&amp;[.R$1])))" office:value-type="string" office:string-value="Pu" calcext:value-type="string">
            <text:p>Pu</text:p>
          </table:table-cell>
          <table:table-cell table:style-name="ce20" table:formula="of:=IF([.$A$1]=0;[.$A4]&amp;[.S$1];IF([.$A$1]=1;LOWER([.$A4]&amp;[.S$1]);UPPER([.$A4]&amp;[.S$1])))" office:value-type="string" office:string-value="Pyu" calcext:value-type="string">
            <text:p>Pyu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IF([.$A$1]=0;[.$A5]&amp;LOWER([.$A5]);IF([.$A$1]=1;LOWER([.$A5]&amp;[.$A5]);UPPER([.$A5]&amp;[.$A5])))" office:value-type="string" office:string-value="Ff" calcext:value-type="string">
            <text:p>Ff</text:p>
          </table:table-cell>
          <table:table-cell table:formula="of:=IF([.$A$1]=0;[.$A5]&amp;[.C$1];IF([.$A$1]=1;LOWER([.$A5]&amp;[.C$1]);UPPER([.$A5]&amp;[.C$1])))" office:value-type="string" office:string-value="F" calcext:value-type="string">
            <text:p>F</text:p>
          </table:table-cell>
          <table:table-cell table:formula="of:=IF([.$A$1]=0;[.$A5]&amp;[.D$1];IF([.$A$1]=1;LOWER([.$A5]&amp;[.D$1]);UPPER([.$A5]&amp;[.D$1])))" office:value-type="string" office:string-value="Fy" calcext:value-type="string">
            <text:p>Fy</text:p>
          </table:table-cell>
          <table:table-cell table:formula="of:=IF([.$A$1]=0;[.$A5]&amp;[.E$1];IF([.$A$1]=1;LOWER([.$A5]&amp;[.E$1]);UPPER([.$A5]&amp;[.E$1])))" office:value-type="string" office:string-value="Faa" calcext:value-type="string">
            <text:p>Faa</text:p>
          </table:table-cell>
          <table:table-cell table:formula="of:=IF([.$A$1]=0;[.$A5]&amp;[.F$1];IF([.$A$1]=1;LOWER([.$A5]&amp;[.F$1]);UPPER([.$A5]&amp;[.F$1])))" office:value-type="string" office:string-value="Fa" calcext:value-type="string">
            <text:p>Fa</text:p>
          </table:table-cell>
          <table:table-cell table:formula="of:=IF([.$A$1]=0;[.$A5]&amp;[.G$1];IF([.$A$1]=1;LOWER([.$A5]&amp;[.G$1]);UPPER([.$A5]&amp;[.G$1])))" office:value-type="string" office:string-value="Fya" calcext:value-type="string">
            <text:p>Fya</text:p>
          </table:table-cell>
          <table:table-cell table:formula="of:=IF([.$A$1]=0;[.$A5]&amp;[.H$1];IF([.$A$1]=1;LOWER([.$A5]&amp;[.H$1]);UPPER([.$A5]&amp;[.H$1])))" office:value-type="string" office:string-value="Fee" calcext:value-type="string">
            <text:p>Fee</text:p>
          </table:table-cell>
          <table:table-cell table:formula="of:=IF([.$A$1]=0;[.$A5]&amp;[.I$1];IF([.$A$1]=1;LOWER([.$A5]&amp;[.I$1]);UPPER([.$A5]&amp;[.I$1])))" office:value-type="string" office:string-value="Fe" calcext:value-type="string">
            <text:p>Fe</text:p>
          </table:table-cell>
          <table:table-cell table:formula="of:=IF([.$A$1]=0;[.$A5]&amp;[.J$1];IF([.$A$1]=1;LOWER([.$A5]&amp;[.J$1]);UPPER([.$A5]&amp;[.J$1])))" office:value-type="string" office:string-value="Fye" calcext:value-type="string">
            <text:p>Fye</text:p>
          </table:table-cell>
          <table:table-cell table:formula="of:=IF([.$A$1]=0;[.$A5]&amp;[.K$1];IF([.$A$1]=1;LOWER([.$A5]&amp;[.K$1]);UPPER([.$A5]&amp;[.K$1])))" office:value-type="string" office:string-value="Fii" calcext:value-type="string">
            <text:p>Fii</text:p>
          </table:table-cell>
          <table:table-cell table:formula="of:=IF([.$A$1]=0;[.$A5]&amp;[.L$1];IF([.$A$1]=1;LOWER([.$A5]&amp;[.L$1]);UPPER([.$A5]&amp;[.L$1])))" office:value-type="string" office:string-value="Fi" calcext:value-type="string">
            <text:p>Fi</text:p>
          </table:table-cell>
          <table:table-cell table:formula="of:=IF([.$A$1]=0;[.$A5]&amp;[.M$1];IF([.$A$1]=1;LOWER([.$A5]&amp;[.M$1]);UPPER([.$A5]&amp;[.M$1])))" office:value-type="string" office:string-value="Fyi" calcext:value-type="string">
            <text:p>Fyi</text:p>
          </table:table-cell>
          <table:table-cell table:formula="of:=IF([.$A$1]=0;[.$A5]&amp;[.N$1];IF([.$A$1]=1;LOWER([.$A5]&amp;[.N$1]);UPPER([.$A5]&amp;[.N$1])))" office:value-type="string" office:string-value="Foo" calcext:value-type="string">
            <text:p>Foo</text:p>
          </table:table-cell>
          <table:table-cell table:formula="of:=IF([.$A$1]=0;[.$A5]&amp;[.O$1];IF([.$A$1]=1;LOWER([.$A5]&amp;[.O$1]);UPPER([.$A5]&amp;[.O$1])))" office:value-type="string" office:string-value="Fo" calcext:value-type="string">
            <text:p>Fo</text:p>
          </table:table-cell>
          <table:table-cell table:formula="of:=IF([.$A$1]=0;[.$A5]&amp;[.P$1];IF([.$A$1]=1;LOWER([.$A5]&amp;[.P$1]);UPPER([.$A5]&amp;[.P$1])))" office:value-type="string" office:string-value="Fyo" calcext:value-type="string">
            <text:p>Fyo</text:p>
          </table:table-cell>
          <table:table-cell table:style-name="ce15" table:formula="of:=IF([.$A$1]=0;[.$A5]&amp;[.Q$1];IF([.$A$1]=1;LOWER([.$A5]&amp;[.Q$1]);UPPER([.$A5]&amp;[.Q$1])))" office:value-type="string" office:string-value="Fuu" calcext:value-type="string">
            <text:p>Fuu</text:p>
          </table:table-cell>
          <table:table-cell table:style-name="ce13" table:formula="of:=IF([.$A$1]=0;[.$A5]&amp;[.R$1];IF([.$A$1]=1;LOWER([.$A5]&amp;[.R$1]);UPPER([.$A5]&amp;[.R$1])))" office:value-type="string" office:string-value="Fu" calcext:value-type="string">
            <text:p>Fu</text:p>
          </table:table-cell>
          <table:table-cell table:style-name="ce20" table:formula="of:=IF([.$A$1]=0;[.$A5]&amp;[.S$1];IF([.$A$1]=1;LOWER([.$A5]&amp;[.S$1]);UPPER([.$A5]&amp;[.S$1])))" office:value-type="string" office:string-value="Fyu" calcext:value-type="string">
            <text:p>Fy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IF([.$A$1]=0;[.$A6]&amp;LOWER([.$A6]);IF([.$A$1]=1;LOWER([.$A6]&amp;[.$A6]);UPPER([.$A6]&amp;[.$A6])))" office:value-type="string" office:string-value="Vv" calcext:value-type="string">
            <text:p>Vv</text:p>
          </table:table-cell>
          <table:table-cell table:formula="of:=IF([.$A$1]=0;[.$A6]&amp;[.C$1];IF([.$A$1]=1;LOWER([.$A6]&amp;[.C$1]);UPPER([.$A6]&amp;[.C$1])))" office:value-type="string" office:string-value="V" calcext:value-type="string">
            <text:p>V</text:p>
          </table:table-cell>
          <table:table-cell table:formula="of:=IF([.$A$1]=0;[.$A6]&amp;[.D$1];IF([.$A$1]=1;LOWER([.$A6]&amp;[.D$1]);UPPER([.$A6]&amp;[.D$1])))" office:value-type="string" office:string-value="Vy" calcext:value-type="string">
            <text:p>Vy</text:p>
          </table:table-cell>
          <table:table-cell table:style-name="ce16" table:formula="of:=IF([.$A$1]=0;[.$A6]&amp;[.E$1];IF([.$A$1]=1;LOWER([.$A6]&amp;[.E$1]);UPPER([.$A6]&amp;[.E$1])))" office:value-type="string" office:string-value="Vaa" calcext:value-type="string">
            <text:p>Vaa</text:p>
          </table:table-cell>
          <table:table-cell table:style-name="ce18" table:formula="of:=IF([.$A$1]=0;[.$A6]&amp;[.F$1];IF([.$A$1]=1;LOWER([.$A6]&amp;[.F$1]);UPPER([.$A6]&amp;[.F$1])))" office:value-type="string" office:string-value="Va" calcext:value-type="string">
            <text:p>Va</text:p>
          </table:table-cell>
          <table:table-cell table:style-name="ce26" table:formula="of:=IF([.$A$1]=0;[.$A6]&amp;[.G$1];IF([.$A$1]=1;LOWER([.$A6]&amp;[.G$1]);UPPER([.$A6]&amp;[.G$1])))" office:value-type="string" office:string-value="Vya" calcext:value-type="string">
            <text:p>Vya</text:p>
          </table:table-cell>
          <table:table-cell table:style-name="ce16" table:formula="of:=IF([.$A$1]=0;[.$A6]&amp;[.H$1];IF([.$A$1]=1;LOWER([.$A6]&amp;[.H$1]);UPPER([.$A6]&amp;[.H$1])))" office:value-type="string" office:string-value="Vee" calcext:value-type="string">
            <text:p>Vee</text:p>
          </table:table-cell>
          <table:table-cell table:style-name="ce18" table:formula="of:=IF([.$A$1]=0;[.$A6]&amp;[.I$1];IF([.$A$1]=1;LOWER([.$A6]&amp;[.I$1]);UPPER([.$A6]&amp;[.I$1])))" office:value-type="string" office:string-value="Ve" calcext:value-type="string">
            <text:p>Ve</text:p>
          </table:table-cell>
          <table:table-cell table:style-name="ce26" table:formula="of:=IF([.$A$1]=0;[.$A6]&amp;[.J$1];IF([.$A$1]=1;LOWER([.$A6]&amp;[.J$1]);UPPER([.$A6]&amp;[.J$1])))" office:value-type="string" office:string-value="Vye" calcext:value-type="string">
            <text:p>Vye</text:p>
          </table:table-cell>
          <table:table-cell table:style-name="ce16" table:formula="of:=IF([.$A$1]=0;[.$A6]&amp;[.K$1];IF([.$A$1]=1;LOWER([.$A6]&amp;[.K$1]);UPPER([.$A6]&amp;[.K$1])))" office:value-type="string" office:string-value="Vii" calcext:value-type="string">
            <text:p>Vii</text:p>
          </table:table-cell>
          <table:table-cell table:style-name="ce18" table:formula="of:=IF([.$A$1]=0;[.$A6]&amp;[.L$1];IF([.$A$1]=1;LOWER([.$A6]&amp;[.L$1]);UPPER([.$A6]&amp;[.L$1])))" office:value-type="string" office:string-value="Vi" calcext:value-type="string">
            <text:p>Vi</text:p>
          </table:table-cell>
          <table:table-cell table:style-name="ce26" table:formula="of:=IF([.$A$1]=0;[.$A6]&amp;[.M$1];IF([.$A$1]=1;LOWER([.$A6]&amp;[.M$1]);UPPER([.$A6]&amp;[.M$1])))" office:value-type="string" office:string-value="Vyi" calcext:value-type="string">
            <text:p>Vyi</text:p>
          </table:table-cell>
          <table:table-cell table:style-name="ce16" table:formula="of:=IF([.$A$1]=0;[.$A6]&amp;[.N$1];IF([.$A$1]=1;LOWER([.$A6]&amp;[.N$1]);UPPER([.$A6]&amp;[.N$1])))" office:value-type="string" office:string-value="Voo" calcext:value-type="string">
            <text:p>Voo</text:p>
          </table:table-cell>
          <table:table-cell table:style-name="ce18" table:formula="of:=IF([.$A$1]=0;[.$A6]&amp;[.O$1];IF([.$A$1]=1;LOWER([.$A6]&amp;[.O$1]);UPPER([.$A6]&amp;[.O$1])))" office:value-type="string" office:string-value="Vo" calcext:value-type="string">
            <text:p>Vo</text:p>
          </table:table-cell>
          <table:table-cell table:style-name="ce26" table:formula="of:=IF([.$A$1]=0;[.$A6]&amp;[.P$1];IF([.$A$1]=1;LOWER([.$A6]&amp;[.P$1]);UPPER([.$A6]&amp;[.P$1])))" office:value-type="string" office:string-value="Vyo" calcext:value-type="string">
            <text:p>Vyo</text:p>
          </table:table-cell>
          <table:table-cell table:style-name="ce16" table:formula="of:=IF([.$A$1]=0;[.$A6]&amp;[.Q$1];IF([.$A$1]=1;LOWER([.$A6]&amp;[.Q$1]);UPPER([.$A6]&amp;[.Q$1])))" office:value-type="string" office:string-value="Vuu" calcext:value-type="string">
            <text:p>Vuu</text:p>
          </table:table-cell>
          <table:table-cell table:style-name="ce18" table:formula="of:=IF([.$A$1]=0;[.$A6]&amp;[.R$1];IF([.$A$1]=1;LOWER([.$A6]&amp;[.R$1]);UPPER([.$A6]&amp;[.R$1])))" office:value-type="string" office:string-value="Vu" calcext:value-type="string">
            <text:p>Vu</text:p>
          </table:table-cell>
          <table:table-cell table:style-name="ce26" table:formula="of:=IF([.$A$1]=0;[.$A6]&amp;[.S$1];IF([.$A$1]=1;LOWER([.$A6]&amp;[.S$1]);UPPER([.$A6]&amp;[.S$1])))" office:value-type="string" office:string-value="Vyu" calcext:value-type="string">
            <text:p>Vyu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IF([.$A$1]=0;[.$A7]&amp;LOWER([.$A7]);IF([.$A$1]=1;LOWER([.$A7]&amp;[.$A7]);UPPER([.$A7]&amp;[.$A7])))" office:value-type="string" office:string-value="Dd" calcext:value-type="string">
            <text:p>Dd</text:p>
          </table:table-cell>
          <table:table-cell table:formula="of:=IF([.$A$1]=0;[.$A7]&amp;[.C$1];IF([.$A$1]=1;LOWER([.$A7]&amp;[.C$1]);UPPER([.$A7]&amp;[.C$1])))" office:value-type="string" office:string-value="D" calcext:value-type="string">
            <text:p>D</text:p>
          </table:table-cell>
          <table:table-cell table:formula="of:=IF([.$A$1]=0;[.$A7]&amp;[.D$1];IF([.$A$1]=1;LOWER([.$A7]&amp;[.D$1]);UPPER([.$A7]&amp;[.D$1])))" office:value-type="string" office:string-value="Dy" calcext:value-type="string">
            <text:p>Dy</text:p>
          </table:table-cell>
          <table:table-cell table:style-name="ce14" table:formula="of:=IF([.$A$1]=0;[.$A7]&amp;[.E$1];IF([.$A$1]=1;LOWER([.$A7]&amp;[.E$1]);UPPER([.$A7]&amp;[.E$1])))" office:value-type="string" office:string-value="Daa" calcext:value-type="string">
            <text:p>Daa</text:p>
          </table:table-cell>
          <table:table-cell table:style-name="ce17" table:formula="of:=IF([.$A$1]=0;[.$A7]&amp;[.F$1];IF([.$A$1]=1;LOWER([.$A7]&amp;[.F$1]);UPPER([.$A7]&amp;[.F$1])))" office:value-type="string" office:string-value="Da" calcext:value-type="string">
            <text:p>Da</text:p>
          </table:table-cell>
          <table:table-cell table:style-name="ce19" table:formula="of:=IF([.$A$1]=0;[.$A7]&amp;[.G$1];IF([.$A$1]=1;LOWER([.$A7]&amp;[.G$1]);UPPER([.$A7]&amp;[.G$1])))" office:value-type="string" office:string-value="Dya" calcext:value-type="string">
            <text:p>Dya</text:p>
          </table:table-cell>
          <table:table-cell table:style-name="ce14" table:formula="of:=IF([.$A$1]=0;[.$A7]&amp;[.H$1];IF([.$A$1]=1;LOWER([.$A7]&amp;[.H$1]);UPPER([.$A7]&amp;[.H$1])))" office:value-type="string" office:string-value="Dee" calcext:value-type="string">
            <text:p>Dee</text:p>
          </table:table-cell>
          <table:table-cell table:style-name="ce17" table:formula="of:=IF([.$A$1]=0;[.$A7]&amp;[.I$1];IF([.$A$1]=1;LOWER([.$A7]&amp;[.I$1]);UPPER([.$A7]&amp;[.I$1])))" office:value-type="string" office:string-value="De" calcext:value-type="string">
            <text:p>De</text:p>
          </table:table-cell>
          <table:table-cell table:style-name="ce19" table:formula="of:=IF([.$A$1]=0;[.$A7]&amp;[.J$1];IF([.$A$1]=1;LOWER([.$A7]&amp;[.J$1]);UPPER([.$A7]&amp;[.J$1])))" office:value-type="string" office:string-value="Dye" calcext:value-type="string">
            <text:p>Dye</text:p>
          </table:table-cell>
          <table:table-cell table:style-name="ce14" table:formula="of:=IF([.$A$1]=0;[.$A7]&amp;[.K$1];IF([.$A$1]=1;LOWER([.$A7]&amp;[.K$1]);UPPER([.$A7]&amp;[.K$1])))" office:value-type="string" office:string-value="Dii" calcext:value-type="string">
            <text:p>Dii</text:p>
          </table:table-cell>
          <table:table-cell table:style-name="ce17" table:formula="of:=IF([.$A$1]=0;[.$A7]&amp;[.L$1];IF([.$A$1]=1;LOWER([.$A7]&amp;[.L$1]);UPPER([.$A7]&amp;[.L$1])))" office:value-type="string" office:string-value="Di" calcext:value-type="string">
            <text:p>Di</text:p>
          </table:table-cell>
          <table:table-cell table:style-name="ce19" table:formula="of:=IF([.$A$1]=0;[.$A7]&amp;[.M$1];IF([.$A$1]=1;LOWER([.$A7]&amp;[.M$1]);UPPER([.$A7]&amp;[.M$1])))" office:value-type="string" office:string-value="Dyi" calcext:value-type="string">
            <text:p>Dyi</text:p>
          </table:table-cell>
          <table:table-cell table:style-name="ce14" table:formula="of:=IF([.$A$1]=0;[.$A7]&amp;[.N$1];IF([.$A$1]=1;LOWER([.$A7]&amp;[.N$1]);UPPER([.$A7]&amp;[.N$1])))" office:value-type="string" office:string-value="Doo" calcext:value-type="string">
            <text:p>Doo</text:p>
          </table:table-cell>
          <table:table-cell table:style-name="ce17" table:formula="of:=IF([.$A$1]=0;[.$A7]&amp;[.O$1];IF([.$A$1]=1;LOWER([.$A7]&amp;[.O$1]);UPPER([.$A7]&amp;[.O$1])))" office:value-type="string" office:string-value="Do" calcext:value-type="string">
            <text:p>Do</text:p>
          </table:table-cell>
          <table:table-cell table:style-name="ce19" table:formula="of:=IF([.$A$1]=0;[.$A7]&amp;[.P$1];IF([.$A$1]=1;LOWER([.$A7]&amp;[.P$1]);UPPER([.$A7]&amp;[.P$1])))" office:value-type="string" office:string-value="Dyo" calcext:value-type="string">
            <text:p>Dyo</text:p>
          </table:table-cell>
          <table:table-cell table:style-name="ce14" table:formula="of:=IF([.$A$1]=0;[.$A7]&amp;[.Q$1];IF([.$A$1]=1;LOWER([.$A7]&amp;[.Q$1]);UPPER([.$A7]&amp;[.Q$1])))" office:value-type="string" office:string-value="Duu" calcext:value-type="string">
            <text:p>Duu</text:p>
          </table:table-cell>
          <table:table-cell table:style-name="ce17" table:formula="of:=IF([.$A$1]=0;[.$A7]&amp;[.R$1];IF([.$A$1]=1;LOWER([.$A7]&amp;[.R$1]);UPPER([.$A7]&amp;[.R$1])))" office:value-type="string" office:string-value="Du" calcext:value-type="string">
            <text:p>Du</text:p>
          </table:table-cell>
          <table:table-cell table:style-name="ce19" table:formula="of:=IF([.$A$1]=0;[.$A7]&amp;[.S$1];IF([.$A$1]=1;LOWER([.$A7]&amp;[.S$1]);UPPER([.$A7]&amp;[.S$1])))" office:value-type="string" office:string-value="Dyu" calcext:value-type="string">
            <text:p>Dyu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IF([.$A$1]=0;[.$A8]&amp;LOWER([.$A8]);IF([.$A$1]=1;LOWER([.$A8]&amp;[.$A8]);UPPER([.$A8]&amp;[.$A8])))" office:value-type="string" office:string-value="Tt" calcext:value-type="string">
            <text:p>Tt</text:p>
          </table:table-cell>
          <table:table-cell table:formula="of:=IF([.$A$1]=0;[.$A8]&amp;[.C$1];IF([.$A$1]=1;LOWER([.$A8]&amp;[.C$1]);UPPER([.$A8]&amp;[.C$1])))" office:value-type="string" office:string-value="T" calcext:value-type="string">
            <text:p>T</text:p>
          </table:table-cell>
          <table:table-cell table:formula="of:=IF([.$A$1]=0;[.$A8]&amp;[.D$1];IF([.$A$1]=1;LOWER([.$A8]&amp;[.D$1]);UPPER([.$A8]&amp;[.D$1])))" office:value-type="string" office:string-value="Ty" calcext:value-type="string">
            <text:p>Ty</text:p>
          </table:table-cell>
          <table:table-cell table:formula="of:=IF([.$A$1]=0;[.$A8]&amp;[.E$1];IF([.$A$1]=1;LOWER([.$A8]&amp;[.E$1]);UPPER([.$A8]&amp;[.E$1])))" office:value-type="string" office:string-value="Taa" calcext:value-type="string">
            <text:p>Taa</text:p>
          </table:table-cell>
          <table:table-cell table:formula="of:=IF([.$A$1]=0;[.$A8]&amp;[.F$1];IF([.$A$1]=1;LOWER([.$A8]&amp;[.F$1]);UPPER([.$A8]&amp;[.F$1])))" office:value-type="string" office:string-value="Ta" calcext:value-type="string">
            <text:p>Ta</text:p>
          </table:table-cell>
          <table:table-cell table:formula="of:=IF([.$A$1]=0;[.$A8]&amp;[.G$1];IF([.$A$1]=1;LOWER([.$A8]&amp;[.G$1]);UPPER([.$A8]&amp;[.G$1])))" office:value-type="string" office:string-value="Tya" calcext:value-type="string">
            <text:p>Tya</text:p>
          </table:table-cell>
          <table:table-cell table:formula="of:=IF([.$A$1]=0;[.$A8]&amp;[.H$1];IF([.$A$1]=1;LOWER([.$A8]&amp;[.H$1]);UPPER([.$A8]&amp;[.H$1])))" office:value-type="string" office:string-value="Tee" calcext:value-type="string">
            <text:p>Tee</text:p>
          </table:table-cell>
          <table:table-cell table:formula="of:=IF([.$A$1]=0;[.$A8]&amp;[.I$1];IF([.$A$1]=1;LOWER([.$A8]&amp;[.I$1]);UPPER([.$A8]&amp;[.I$1])))" office:value-type="string" office:string-value="Te" calcext:value-type="string">
            <text:p>Te</text:p>
          </table:table-cell>
          <table:table-cell table:formula="of:=IF([.$A$1]=0;[.$A8]&amp;[.J$1];IF([.$A$1]=1;LOWER([.$A8]&amp;[.J$1]);UPPER([.$A8]&amp;[.J$1])))" office:value-type="string" office:string-value="Tye" calcext:value-type="string">
            <text:p>Tye</text:p>
          </table:table-cell>
          <table:table-cell table:formula="of:=IF([.$A$1]=0;[.$A8]&amp;[.K$1];IF([.$A$1]=1;LOWER([.$A8]&amp;[.K$1]);UPPER([.$A8]&amp;[.K$1])))" office:value-type="string" office:string-value="Tii" calcext:value-type="string">
            <text:p>Tii</text:p>
          </table:table-cell>
          <table:table-cell table:formula="of:=IF([.$A$1]=0;[.$A8]&amp;[.L$1];IF([.$A$1]=1;LOWER([.$A8]&amp;[.L$1]);UPPER([.$A8]&amp;[.L$1])))" office:value-type="string" office:string-value="Ti" calcext:value-type="string">
            <text:p>Ti</text:p>
          </table:table-cell>
          <table:table-cell table:formula="of:=IF([.$A$1]=0;[.$A8]&amp;[.M$1];IF([.$A$1]=1;LOWER([.$A8]&amp;[.M$1]);UPPER([.$A8]&amp;[.M$1])))" office:value-type="string" office:string-value="Tyi" calcext:value-type="string">
            <text:p>Tyi</text:p>
          </table:table-cell>
          <table:table-cell table:formula="of:=IF([.$A$1]=0;[.$A8]&amp;[.N$1];IF([.$A$1]=1;LOWER([.$A8]&amp;[.N$1]);UPPER([.$A8]&amp;[.N$1])))" office:value-type="string" office:string-value="Too" calcext:value-type="string">
            <text:p>Too</text:p>
          </table:table-cell>
          <table:table-cell table:formula="of:=IF([.$A$1]=0;[.$A8]&amp;[.O$1];IF([.$A$1]=1;LOWER([.$A8]&amp;[.O$1]);UPPER([.$A8]&amp;[.O$1])))" office:value-type="string" office:string-value="To" calcext:value-type="string">
            <text:p>To</text:p>
          </table:table-cell>
          <table:table-cell table:formula="of:=IF([.$A$1]=0;[.$A8]&amp;[.P$1];IF([.$A$1]=1;LOWER([.$A8]&amp;[.P$1]);UPPER([.$A8]&amp;[.P$1])))" office:value-type="string" office:string-value="Tyo" calcext:value-type="string">
            <text:p>Tyo</text:p>
          </table:table-cell>
          <table:table-cell table:style-name="ce15" table:formula="of:=IF([.$A$1]=0;[.$A8]&amp;[.Q$1];IF([.$A$1]=1;LOWER([.$A8]&amp;[.Q$1]);UPPER([.$A8]&amp;[.Q$1])))" office:value-type="string" office:string-value="Tuu" calcext:value-type="string">
            <text:p>Tuu</text:p>
          </table:table-cell>
          <table:table-cell table:style-name="ce13" table:formula="of:=IF([.$A$1]=0;[.$A8]&amp;[.R$1];IF([.$A$1]=1;LOWER([.$A8]&amp;[.R$1]);UPPER([.$A8]&amp;[.R$1])))" office:value-type="string" office:string-value="Tu" calcext:value-type="string">
            <text:p>Tu</text:p>
          </table:table-cell>
          <table:table-cell table:style-name="ce20" table:formula="of:=IF([.$A$1]=0;[.$A8]&amp;[.S$1];IF([.$A$1]=1;LOWER([.$A8]&amp;[.S$1]);UPPER([.$A8]&amp;[.S$1])))" office:value-type="string" office:string-value="Tyu" calcext:value-type="string">
            <text:p>Tyu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IF([.$A$1]=0;[.$A9]&amp;LOWER([.$A9]);IF([.$A$1]=1;LOWER([.$A9]&amp;[.$A9]);UPPER([.$A9]&amp;[.$A9])))" office:value-type="string" office:string-value="Ss" calcext:value-type="string">
            <text:p>Ss</text:p>
          </table:table-cell>
          <table:table-cell table:formula="of:=IF([.$A$1]=0;[.$A9]&amp;[.C$1];IF([.$A$1]=1;LOWER([.$A9]&amp;[.C$1]);UPPER([.$A9]&amp;[.C$1])))" office:value-type="string" office:string-value="S" calcext:value-type="string">
            <text:p>S</text:p>
          </table:table-cell>
          <table:table-cell table:formula="of:=IF([.$A$1]=0;[.$A9]&amp;[.D$1];IF([.$A$1]=1;LOWER([.$A9]&amp;[.D$1]);UPPER([.$A9]&amp;[.D$1])))" office:value-type="string" office:string-value="Sy" calcext:value-type="string">
            <text:p>Sy</text:p>
          </table:table-cell>
          <table:table-cell table:formula="of:=IF([.$A$1]=0;[.$A9]&amp;[.E$1];IF([.$A$1]=1;LOWER([.$A9]&amp;[.E$1]);UPPER([.$A9]&amp;[.E$1])))" office:value-type="string" office:string-value="Saa" calcext:value-type="string">
            <text:p>Saa</text:p>
          </table:table-cell>
          <table:table-cell table:formula="of:=IF([.$A$1]=0;[.$A9]&amp;[.F$1];IF([.$A$1]=1;LOWER([.$A9]&amp;[.F$1]);UPPER([.$A9]&amp;[.F$1])))" office:value-type="string" office:string-value="Sa" calcext:value-type="string">
            <text:p>Sa</text:p>
          </table:table-cell>
          <table:table-cell table:formula="of:=IF([.$A$1]=0;[.$A9]&amp;[.G$1];IF([.$A$1]=1;LOWER([.$A9]&amp;[.G$1]);UPPER([.$A9]&amp;[.G$1])))" office:value-type="string" office:string-value="Sya" calcext:value-type="string">
            <text:p>Sya</text:p>
          </table:table-cell>
          <table:table-cell table:formula="of:=IF([.$A$1]=0;[.$A9]&amp;[.H$1];IF([.$A$1]=1;LOWER([.$A9]&amp;[.H$1]);UPPER([.$A9]&amp;[.H$1])))" office:value-type="string" office:string-value="See" calcext:value-type="string">
            <text:p>See</text:p>
          </table:table-cell>
          <table:table-cell table:formula="of:=IF([.$A$1]=0;[.$A9]&amp;[.I$1];IF([.$A$1]=1;LOWER([.$A9]&amp;[.I$1]);UPPER([.$A9]&amp;[.I$1])))" office:value-type="string" office:string-value="Se" calcext:value-type="string">
            <text:p>Se</text:p>
          </table:table-cell>
          <table:table-cell table:formula="of:=IF([.$A$1]=0;[.$A9]&amp;[.J$1];IF([.$A$1]=1;LOWER([.$A9]&amp;[.J$1]);UPPER([.$A9]&amp;[.J$1])))" office:value-type="string" office:string-value="Sye" calcext:value-type="string">
            <text:p>Sye</text:p>
          </table:table-cell>
          <table:table-cell table:formula="of:=IF([.$A$1]=0;[.$A9]&amp;[.K$1];IF([.$A$1]=1;LOWER([.$A9]&amp;[.K$1]);UPPER([.$A9]&amp;[.K$1])))" office:value-type="string" office:string-value="Sii" calcext:value-type="string">
            <text:p>Sii</text:p>
          </table:table-cell>
          <table:table-cell table:formula="of:=IF([.$A$1]=0;[.$A9]&amp;[.L$1];IF([.$A$1]=1;LOWER([.$A9]&amp;[.L$1]);UPPER([.$A9]&amp;[.L$1])))" office:value-type="string" office:string-value="Si" calcext:value-type="string">
            <text:p>Si</text:p>
          </table:table-cell>
          <table:table-cell table:formula="of:=IF([.$A$1]=0;[.$A9]&amp;[.M$1];IF([.$A$1]=1;LOWER([.$A9]&amp;[.M$1]);UPPER([.$A9]&amp;[.M$1])))" office:value-type="string" office:string-value="Syi" calcext:value-type="string">
            <text:p>Syi</text:p>
          </table:table-cell>
          <table:table-cell table:formula="of:=IF([.$A$1]=0;[.$A9]&amp;[.N$1];IF([.$A$1]=1;LOWER([.$A9]&amp;[.N$1]);UPPER([.$A9]&amp;[.N$1])))" office:value-type="string" office:string-value="Soo" calcext:value-type="string">
            <text:p>Soo</text:p>
          </table:table-cell>
          <table:table-cell table:formula="of:=IF([.$A$1]=0;[.$A9]&amp;[.O$1];IF([.$A$1]=1;LOWER([.$A9]&amp;[.O$1]);UPPER([.$A9]&amp;[.O$1])))" office:value-type="string" office:string-value="So" calcext:value-type="string">
            <text:p>So</text:p>
          </table:table-cell>
          <table:table-cell table:formula="of:=IF([.$A$1]=0;[.$A9]&amp;[.P$1];IF([.$A$1]=1;LOWER([.$A9]&amp;[.P$1]);UPPER([.$A9]&amp;[.P$1])))" office:value-type="string" office:string-value="Syo" calcext:value-type="string">
            <text:p>Syo</text:p>
          </table:table-cell>
          <table:table-cell table:style-name="ce15" table:formula="of:=IF([.$A$1]=0;[.$A9]&amp;[.Q$1];IF([.$A$1]=1;LOWER([.$A9]&amp;[.Q$1]);UPPER([.$A9]&amp;[.Q$1])))" office:value-type="string" office:string-value="Suu" calcext:value-type="string">
            <text:p>Suu</text:p>
          </table:table-cell>
          <table:table-cell table:style-name="ce13" table:formula="of:=IF([.$A$1]=0;[.$A9]&amp;[.R$1];IF([.$A$1]=1;LOWER([.$A9]&amp;[.R$1]);UPPER([.$A9]&amp;[.R$1])))" office:value-type="string" office:string-value="Su" calcext:value-type="string">
            <text:p>Su</text:p>
          </table:table-cell>
          <table:table-cell table:style-name="ce20" table:formula="of:=IF([.$A$1]=0;[.$A9]&amp;[.S$1];IF([.$A$1]=1;LOWER([.$A9]&amp;[.S$1]);UPPER([.$A9]&amp;[.S$1])))" office:value-type="string" office:string-value="Syu" calcext:value-type="string">
            <text:p>Syu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IF([.$A$1]=0;[.$A10]&amp;LOWER([.$A10]);IF([.$A$1]=1;LOWER([.$A10]&amp;[.$A10]);UPPER([.$A10]&amp;[.$A10])))" office:value-type="string" office:string-value="Zz" calcext:value-type="string">
            <text:p>Zz</text:p>
          </table:table-cell>
          <table:table-cell table:formula="of:=IF([.$A$1]=0;[.$A10]&amp;[.C$1];IF([.$A$1]=1;LOWER([.$A10]&amp;[.C$1]);UPPER([.$A10]&amp;[.C$1])))" office:value-type="string" office:string-value="Z" calcext:value-type="string">
            <text:p>Z</text:p>
          </table:table-cell>
          <table:table-cell table:formula="of:=IF([.$A$1]=0;[.$A10]&amp;[.D$1];IF([.$A$1]=1;LOWER([.$A10]&amp;[.D$1]);UPPER([.$A10]&amp;[.D$1])))" office:value-type="string" office:string-value="Zy" calcext:value-type="string">
            <text:p>Zy</text:p>
          </table:table-cell>
          <table:table-cell table:style-name="ce16" table:formula="of:=IF([.$A$1]=0;[.$A10]&amp;[.E$1];IF([.$A$1]=1;LOWER([.$A10]&amp;[.E$1]);UPPER([.$A10]&amp;[.E$1])))" office:value-type="string" office:string-value="Zaa" calcext:value-type="string">
            <text:p>Zaa</text:p>
          </table:table-cell>
          <table:table-cell table:style-name="ce18" table:formula="of:=IF([.$A$1]=0;[.$A10]&amp;[.F$1];IF([.$A$1]=1;LOWER([.$A10]&amp;[.F$1]);UPPER([.$A10]&amp;[.F$1])))" office:value-type="string" office:string-value="Za" calcext:value-type="string">
            <text:p>Za</text:p>
          </table:table-cell>
          <table:table-cell table:style-name="ce26" table:formula="of:=IF([.$A$1]=0;[.$A10]&amp;[.G$1];IF([.$A$1]=1;LOWER([.$A10]&amp;[.G$1]);UPPER([.$A10]&amp;[.G$1])))" office:value-type="string" office:string-value="Zya" calcext:value-type="string">
            <text:p>Zya</text:p>
          </table:table-cell>
          <table:table-cell table:style-name="ce16" table:formula="of:=IF([.$A$1]=0;[.$A10]&amp;[.H$1];IF([.$A$1]=1;LOWER([.$A10]&amp;[.H$1]);UPPER([.$A10]&amp;[.H$1])))" office:value-type="string" office:string-value="Zee" calcext:value-type="string">
            <text:p>Zee</text:p>
          </table:table-cell>
          <table:table-cell table:style-name="ce18" table:formula="of:=IF([.$A$1]=0;[.$A10]&amp;[.I$1];IF([.$A$1]=1;LOWER([.$A10]&amp;[.I$1]);UPPER([.$A10]&amp;[.I$1])))" office:value-type="string" office:string-value="Ze" calcext:value-type="string">
            <text:p>Ze</text:p>
          </table:table-cell>
          <table:table-cell table:style-name="ce26" table:formula="of:=IF([.$A$1]=0;[.$A10]&amp;[.J$1];IF([.$A$1]=1;LOWER([.$A10]&amp;[.J$1]);UPPER([.$A10]&amp;[.J$1])))" office:value-type="string" office:string-value="Zye" calcext:value-type="string">
            <text:p>Zye</text:p>
          </table:table-cell>
          <table:table-cell table:style-name="ce16" table:formula="of:=IF([.$A$1]=0;[.$A10]&amp;[.K$1];IF([.$A$1]=1;LOWER([.$A10]&amp;[.K$1]);UPPER([.$A10]&amp;[.K$1])))" office:value-type="string" office:string-value="Zii" calcext:value-type="string">
            <text:p>Zii</text:p>
          </table:table-cell>
          <table:table-cell table:style-name="ce18" table:formula="of:=IF([.$A$1]=0;[.$A10]&amp;[.L$1];IF([.$A$1]=1;LOWER([.$A10]&amp;[.L$1]);UPPER([.$A10]&amp;[.L$1])))" office:value-type="string" office:string-value="Zi" calcext:value-type="string">
            <text:p>Zi</text:p>
          </table:table-cell>
          <table:table-cell table:style-name="ce26" table:formula="of:=IF([.$A$1]=0;[.$A10]&amp;[.M$1];IF([.$A$1]=1;LOWER([.$A10]&amp;[.M$1]);UPPER([.$A10]&amp;[.M$1])))" office:value-type="string" office:string-value="Zyi" calcext:value-type="string">
            <text:p>Zyi</text:p>
          </table:table-cell>
          <table:table-cell table:style-name="ce16" table:formula="of:=IF([.$A$1]=0;[.$A10]&amp;[.N$1];IF([.$A$1]=1;LOWER([.$A10]&amp;[.N$1]);UPPER([.$A10]&amp;[.N$1])))" office:value-type="string" office:string-value="Zoo" calcext:value-type="string">
            <text:p>Zoo</text:p>
          </table:table-cell>
          <table:table-cell table:style-name="ce18" table:formula="of:=IF([.$A$1]=0;[.$A10]&amp;[.O$1];IF([.$A$1]=1;LOWER([.$A10]&amp;[.O$1]);UPPER([.$A10]&amp;[.O$1])))" office:value-type="string" office:string-value="Zo" calcext:value-type="string">
            <text:p>Zo</text:p>
          </table:table-cell>
          <table:table-cell table:style-name="ce26" table:formula="of:=IF([.$A$1]=0;[.$A10]&amp;[.P$1];IF([.$A$1]=1;LOWER([.$A10]&amp;[.P$1]);UPPER([.$A10]&amp;[.P$1])))" office:value-type="string" office:string-value="Zyo" calcext:value-type="string">
            <text:p>Zyo</text:p>
          </table:table-cell>
          <table:table-cell table:style-name="ce16" table:formula="of:=IF([.$A$1]=0;[.$A10]&amp;[.Q$1];IF([.$A$1]=1;LOWER([.$A10]&amp;[.Q$1]);UPPER([.$A10]&amp;[.Q$1])))" office:value-type="string" office:string-value="Zuu" calcext:value-type="string">
            <text:p>Zuu</text:p>
          </table:table-cell>
          <table:table-cell table:style-name="ce18" table:formula="of:=IF([.$A$1]=0;[.$A10]&amp;[.R$1];IF([.$A$1]=1;LOWER([.$A10]&amp;[.R$1]);UPPER([.$A10]&amp;[.R$1])))" office:value-type="string" office:string-value="Zu" calcext:value-type="string">
            <text:p>Zu</text:p>
          </table:table-cell>
          <table:table-cell table:style-name="ce26" table:formula="of:=IF([.$A$1]=0;[.$A10]&amp;[.S$1];IF([.$A$1]=1;LOWER([.$A10]&amp;[.S$1]);UPPER([.$A10]&amp;[.S$1])))" office:value-type="string" office:string-value="Zyu" calcext:value-type="string">
            <text:p>Zyu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IF([.$A$1]=0;[.$A11]&amp;LOWER([.$A11]);IF([.$A$1]=1;LOWER([.$A11]&amp;[.$A11]);UPPER([.$A11]&amp;[.$A11])))" office:value-type="string" office:string-value="Gg" calcext:value-type="string">
            <text:p>Gg</text:p>
          </table:table-cell>
          <table:table-cell table:formula="of:=IF([.$A$1]=0;[.$A11]&amp;[.C$1];IF([.$A$1]=1;LOWER([.$A11]&amp;[.C$1]);UPPER([.$A11]&amp;[.C$1])))" office:value-type="string" office:string-value="G" calcext:value-type="string">
            <text:p>G</text:p>
          </table:table-cell>
          <table:table-cell table:formula="of:=IF([.$A$1]=0;[.$A11]&amp;[.D$1];IF([.$A$1]=1;LOWER([.$A11]&amp;[.D$1]);UPPER([.$A11]&amp;[.D$1])))" office:value-type="string" office:string-value="Gy" calcext:value-type="string">
            <text:p>Gy</text:p>
          </table:table-cell>
          <table:table-cell table:style-name="ce14" table:formula="of:=IF([.$A$1]=0;[.$A11]&amp;[.E$1];IF([.$A$1]=1;LOWER([.$A11]&amp;[.E$1]);UPPER([.$A11]&amp;[.E$1])))" office:value-type="string" office:string-value="Gaa" calcext:value-type="string">
            <text:p>Gaa</text:p>
          </table:table-cell>
          <table:table-cell table:style-name="ce17" table:formula="of:=IF([.$A$1]=0;[.$A11]&amp;[.F$1];IF([.$A$1]=1;LOWER([.$A11]&amp;[.F$1]);UPPER([.$A11]&amp;[.F$1])))" office:value-type="string" office:string-value="Ga" calcext:value-type="string">
            <text:p>Ga</text:p>
          </table:table-cell>
          <table:table-cell table:style-name="ce19" table:formula="of:=IF([.$A$1]=0;[.$A11]&amp;[.G$1];IF([.$A$1]=1;LOWER([.$A11]&amp;[.G$1]);UPPER([.$A11]&amp;[.G$1])))" office:value-type="string" office:string-value="Gya" calcext:value-type="string">
            <text:p>Gya</text:p>
          </table:table-cell>
          <table:table-cell table:style-name="ce14" table:formula="of:=IF([.$A$1]=0;[.$A11]&amp;[.H$1];IF([.$A$1]=1;LOWER([.$A11]&amp;[.H$1]);UPPER([.$A11]&amp;[.H$1])))" office:value-type="string" office:string-value="Gee" calcext:value-type="string">
            <text:p>Gee</text:p>
          </table:table-cell>
          <table:table-cell table:style-name="ce17" table:formula="of:=IF([.$A$1]=0;[.$A11]&amp;[.I$1];IF([.$A$1]=1;LOWER([.$A11]&amp;[.I$1]);UPPER([.$A11]&amp;[.I$1])))" office:value-type="string" office:string-value="Ge" calcext:value-type="string">
            <text:p>Ge</text:p>
          </table:table-cell>
          <table:table-cell table:style-name="ce19" table:formula="of:=IF([.$A$1]=0;[.$A11]&amp;[.J$1];IF([.$A$1]=1;LOWER([.$A11]&amp;[.J$1]);UPPER([.$A11]&amp;[.J$1])))" office:value-type="string" office:string-value="Gye" calcext:value-type="string">
            <text:p>Gye</text:p>
          </table:table-cell>
          <table:table-cell table:style-name="ce14" table:formula="of:=IF([.$A$1]=0;[.$A11]&amp;[.K$1];IF([.$A$1]=1;LOWER([.$A11]&amp;[.K$1]);UPPER([.$A11]&amp;[.K$1])))" office:value-type="string" office:string-value="Gii" calcext:value-type="string">
            <text:p>Gii</text:p>
          </table:table-cell>
          <table:table-cell table:style-name="ce17" table:formula="of:=IF([.$A$1]=0;[.$A11]&amp;[.L$1];IF([.$A$1]=1;LOWER([.$A11]&amp;[.L$1]);UPPER([.$A11]&amp;[.L$1])))" office:value-type="string" office:string-value="Gi" calcext:value-type="string">
            <text:p>Gi</text:p>
          </table:table-cell>
          <table:table-cell table:style-name="ce19" table:formula="of:=IF([.$A$1]=0;[.$A11]&amp;[.M$1];IF([.$A$1]=1;LOWER([.$A11]&amp;[.M$1]);UPPER([.$A11]&amp;[.M$1])))" office:value-type="string" office:string-value="Gyi" calcext:value-type="string">
            <text:p>Gyi</text:p>
          </table:table-cell>
          <table:table-cell table:style-name="ce14" table:formula="of:=IF([.$A$1]=0;[.$A11]&amp;[.N$1];IF([.$A$1]=1;LOWER([.$A11]&amp;[.N$1]);UPPER([.$A11]&amp;[.N$1])))" office:value-type="string" office:string-value="Goo" calcext:value-type="string">
            <text:p>Goo</text:p>
          </table:table-cell>
          <table:table-cell table:style-name="ce17" table:formula="of:=IF([.$A$1]=0;[.$A11]&amp;[.O$1];IF([.$A$1]=1;LOWER([.$A11]&amp;[.O$1]);UPPER([.$A11]&amp;[.O$1])))" office:value-type="string" office:string-value="Go" calcext:value-type="string">
            <text:p>Go</text:p>
          </table:table-cell>
          <table:table-cell table:style-name="ce19" table:formula="of:=IF([.$A$1]=0;[.$A11]&amp;[.P$1];IF([.$A$1]=1;LOWER([.$A11]&amp;[.P$1]);UPPER([.$A11]&amp;[.P$1])))" office:value-type="string" office:string-value="Gyo" calcext:value-type="string">
            <text:p>Gyo</text:p>
          </table:table-cell>
          <table:table-cell table:style-name="ce14" table:formula="of:=IF([.$A$1]=0;[.$A11]&amp;[.Q$1];IF([.$A$1]=1;LOWER([.$A11]&amp;[.Q$1]);UPPER([.$A11]&amp;[.Q$1])))" office:value-type="string" office:string-value="Guu" calcext:value-type="string">
            <text:p>Guu</text:p>
          </table:table-cell>
          <table:table-cell table:style-name="ce17" table:formula="of:=IF([.$A$1]=0;[.$A11]&amp;[.R$1];IF([.$A$1]=1;LOWER([.$A11]&amp;[.R$1]);UPPER([.$A11]&amp;[.R$1])))" office:value-type="string" office:string-value="Gu" calcext:value-type="string">
            <text:p>Gu</text:p>
          </table:table-cell>
          <table:table-cell table:style-name="ce19" table:formula="of:=IF([.$A$1]=0;[.$A11]&amp;[.S$1];IF([.$A$1]=1;LOWER([.$A11]&amp;[.S$1]);UPPER([.$A11]&amp;[.S$1])))" office:value-type="string" office:string-value="Gyu" calcext:value-type="string">
            <text:p>Gyu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IF([.$A$1]=0;[.$A12]&amp;LOWER([.$A12]);IF([.$A$1]=1;LOWER([.$A12]&amp;[.$A12]);UPPER([.$A12]&amp;[.$A12])))" office:value-type="string" office:string-value="Kk" calcext:value-type="string">
            <text:p>Kk</text:p>
          </table:table-cell>
          <table:table-cell table:formula="of:=IF([.$A$1]=0;[.$A12]&amp;[.C$1];IF([.$A$1]=1;LOWER([.$A12]&amp;[.C$1]);UPPER([.$A12]&amp;[.C$1])))" office:value-type="string" office:string-value="K" calcext:value-type="string">
            <text:p>K</text:p>
          </table:table-cell>
          <table:table-cell table:formula="of:=IF([.$A$1]=0;[.$A12]&amp;[.D$1];IF([.$A$1]=1;LOWER([.$A12]&amp;[.D$1]);UPPER([.$A12]&amp;[.D$1])))" office:value-type="string" office:string-value="Ky" calcext:value-type="string">
            <text:p>Ky</text:p>
          </table:table-cell>
          <table:table-cell table:formula="of:=IF([.$A$1]=0;[.$A12]&amp;[.E$1];IF([.$A$1]=1;LOWER([.$A12]&amp;[.E$1]);UPPER([.$A12]&amp;[.E$1])))" office:value-type="string" office:string-value="Kaa" calcext:value-type="string">
            <text:p>Kaa</text:p>
          </table:table-cell>
          <table:table-cell table:formula="of:=IF([.$A$1]=0;[.$A12]&amp;[.F$1];IF([.$A$1]=1;LOWER([.$A12]&amp;[.F$1]);UPPER([.$A12]&amp;[.F$1])))" office:value-type="string" office:string-value="Ka" calcext:value-type="string">
            <text:p>Ka</text:p>
          </table:table-cell>
          <table:table-cell table:style-name="ce27" table:formula="of:=IF([.$A$1]=0;[.$A12]&amp;[.G$1];IF([.$A$1]=1;LOWER([.$A12]&amp;[.G$1]);UPPER([.$A12]&amp;[.G$1])))" office:value-type="string" office:string-value="Kya" calcext:value-type="string">
            <text:p>Kya</text:p>
          </table:table-cell>
          <table:table-cell table:formula="of:=IF([.$A$1]=0;[.$A12]&amp;[.H$1];IF([.$A$1]=1;LOWER([.$A12]&amp;[.H$1]);UPPER([.$A12]&amp;[.H$1])))" office:value-type="string" office:string-value="Kee" calcext:value-type="string">
            <text:p>Kee</text:p>
          </table:table-cell>
          <table:table-cell table:formula="of:=IF([.$A$1]=0;[.$A12]&amp;[.I$1];IF([.$A$1]=1;LOWER([.$A12]&amp;[.I$1]);UPPER([.$A12]&amp;[.I$1])))" office:value-type="string" office:string-value="Ke" calcext:value-type="string">
            <text:p>Ke</text:p>
          </table:table-cell>
          <table:table-cell table:formula="of:=IF([.$A$1]=0;[.$A12]&amp;[.J$1];IF([.$A$1]=1;LOWER([.$A12]&amp;[.J$1]);UPPER([.$A12]&amp;[.J$1])))" office:value-type="string" office:string-value="Kye" calcext:value-type="string">
            <text:p>Kye</text:p>
          </table:table-cell>
          <table:table-cell table:formula="of:=IF([.$A$1]=0;[.$A12]&amp;[.K$1];IF([.$A$1]=1;LOWER([.$A12]&amp;[.K$1]);UPPER([.$A12]&amp;[.K$1])))" office:value-type="string" office:string-value="Kii" calcext:value-type="string">
            <text:p>Kii</text:p>
          </table:table-cell>
          <table:table-cell table:formula="of:=IF([.$A$1]=0;[.$A12]&amp;[.L$1];IF([.$A$1]=1;LOWER([.$A12]&amp;[.L$1]);UPPER([.$A12]&amp;[.L$1])))" office:value-type="string" office:string-value="Ki" calcext:value-type="string">
            <text:p>Ki</text:p>
          </table:table-cell>
          <table:table-cell table:formula="of:=IF([.$A$1]=0;[.$A12]&amp;[.M$1];IF([.$A$1]=1;LOWER([.$A12]&amp;[.M$1]);UPPER([.$A12]&amp;[.M$1])))" office:value-type="string" office:string-value="Kyi" calcext:value-type="string">
            <text:p>Kyi</text:p>
          </table:table-cell>
          <table:table-cell table:formula="of:=IF([.$A$1]=0;[.$A12]&amp;[.N$1];IF([.$A$1]=1;LOWER([.$A12]&amp;[.N$1]);UPPER([.$A12]&amp;[.N$1])))" office:value-type="string" office:string-value="Koo" calcext:value-type="string">
            <text:p>Koo</text:p>
          </table:table-cell>
          <table:table-cell table:formula="of:=IF([.$A$1]=0;[.$A12]&amp;[.O$1];IF([.$A$1]=1;LOWER([.$A12]&amp;[.O$1]);UPPER([.$A12]&amp;[.O$1])))" office:value-type="string" office:string-value="Ko" calcext:value-type="string">
            <text:p>Ko</text:p>
          </table:table-cell>
          <table:table-cell table:formula="of:=IF([.$A$1]=0;[.$A12]&amp;[.P$1];IF([.$A$1]=1;LOWER([.$A12]&amp;[.P$1]);UPPER([.$A12]&amp;[.P$1])))" office:value-type="string" office:string-value="Kyo" calcext:value-type="string">
            <text:p>Kyo</text:p>
          </table:table-cell>
          <table:table-cell table:style-name="ce15" table:formula="of:=IF([.$A$1]=0;[.$A12]&amp;[.Q$1];IF([.$A$1]=1;LOWER([.$A12]&amp;[.Q$1]);UPPER([.$A12]&amp;[.Q$1])))" office:value-type="string" office:string-value="Kuu" calcext:value-type="string">
            <text:p>Kuu</text:p>
          </table:table-cell>
          <table:table-cell table:style-name="ce13" table:formula="of:=IF([.$A$1]=0;[.$A12]&amp;[.R$1];IF([.$A$1]=1;LOWER([.$A12]&amp;[.R$1]);UPPER([.$A12]&amp;[.R$1])))" office:value-type="string" office:string-value="Ku" calcext:value-type="string">
            <text:p>Ku</text:p>
          </table:table-cell>
          <table:table-cell table:style-name="ce20" table:formula="of:=IF([.$A$1]=0;[.$A12]&amp;[.S$1];IF([.$A$1]=1;LOWER([.$A12]&amp;[.S$1]);UPPER([.$A12]&amp;[.S$1])))" office:value-type="string" office:string-value="Kyu" calcext:value-type="string">
            <text:p>Kyu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table:formula="of:=IF([.$A$1]=0;[.$A13]&amp;LOWER([.$A13]);IF([.$A$1]=1;LOWER([.$A13]&amp;[.$A13]);UPPER([.$A13]&amp;[.$A13])))" office:value-type="string" office:string-value="Shsh" calcext:value-type="string">
            <text:p>Shsh</text:p>
          </table:table-cell>
          <table:table-cell table:formula="of:=IF([.$A$1]=0;[.$A13]&amp;[.C$1];IF([.$A$1]=1;LOWER([.$A13]&amp;[.C$1]);UPPER([.$A13]&amp;[.C$1])))" office:value-type="string" office:string-value="Sh" calcext:value-type="string">
            <text:p>Sh</text:p>
          </table:table-cell>
          <table:table-cell table:formula="of:=IF([.$A$1]=0;[.$A13]&amp;[.D$1];IF([.$A$1]=1;LOWER([.$A13]&amp;[.D$1]);UPPER([.$A13]&amp;[.D$1])))" office:value-type="string" office:string-value="Shy" calcext:value-type="string">
            <text:p>Shy</text:p>
          </table:table-cell>
          <table:table-cell table:style-name="ce16" table:formula="of:=IF([.$A$1]=0;[.$A13]&amp;[.E$1];IF([.$A$1]=1;LOWER([.$A13]&amp;[.E$1]);UPPER([.$A13]&amp;[.E$1])))" office:value-type="string" office:string-value="Shaa" calcext:value-type="string">
            <text:p>Shaa</text:p>
          </table:table-cell>
          <table:table-cell table:style-name="ce18" table:formula="of:=IF([.$A$1]=0;[.$A13]&amp;[.F$1];IF([.$A$1]=1;LOWER([.$A13]&amp;[.F$1]);UPPER([.$A13]&amp;[.F$1])))" office:value-type="string" office:string-value="Sha" calcext:value-type="string">
            <text:p>Sha</text:p>
          </table:table-cell>
          <table:table-cell table:style-name="ce26" table:formula="of:=IF([.$A$1]=0;[.$A13]&amp;[.G$1];IF([.$A$1]=1;LOWER([.$A13]&amp;[.G$1]);UPPER([.$A13]&amp;[.G$1])))" office:value-type="string" office:string-value="Shya" calcext:value-type="string">
            <text:p>Shya</text:p>
          </table:table-cell>
          <table:table-cell table:style-name="ce16" table:formula="of:=IF([.$A$1]=0;[.$A13]&amp;[.H$1];IF([.$A$1]=1;LOWER([.$A13]&amp;[.H$1]);UPPER([.$A13]&amp;[.H$1])))" office:value-type="string" office:string-value="Shee" calcext:value-type="string">
            <text:p>Shee</text:p>
          </table:table-cell>
          <table:table-cell table:style-name="ce18" table:formula="of:=IF([.$A$1]=0;[.$A13]&amp;[.I$1];IF([.$A$1]=1;LOWER([.$A13]&amp;[.I$1]);UPPER([.$A13]&amp;[.I$1])))" office:value-type="string" office:string-value="She" calcext:value-type="string">
            <text:p>She</text:p>
          </table:table-cell>
          <table:table-cell table:style-name="ce26" table:formula="of:=IF([.$A$1]=0;[.$A13]&amp;[.J$1];IF([.$A$1]=1;LOWER([.$A13]&amp;[.J$1]);UPPER([.$A13]&amp;[.J$1])))" office:value-type="string" office:string-value="Shye" calcext:value-type="string">
            <text:p>Shye</text:p>
          </table:table-cell>
          <table:table-cell table:style-name="ce16" table:formula="of:=IF([.$A$1]=0;[.$A13]&amp;[.K$1];IF([.$A$1]=1;LOWER([.$A13]&amp;[.K$1]);UPPER([.$A13]&amp;[.K$1])))" office:value-type="string" office:string-value="Shii" calcext:value-type="string">
            <text:p>Shii</text:p>
          </table:table-cell>
          <table:table-cell table:style-name="ce18" table:formula="of:=IF([.$A$1]=0;[.$A13]&amp;[.L$1];IF([.$A$1]=1;LOWER([.$A13]&amp;[.L$1]);UPPER([.$A13]&amp;[.L$1])))" office:value-type="string" office:string-value="Shi" calcext:value-type="string">
            <text:p>Shi</text:p>
          </table:table-cell>
          <table:table-cell table:style-name="ce26" table:formula="of:=IF([.$A$1]=0;[.$A13]&amp;[.M$1];IF([.$A$1]=1;LOWER([.$A13]&amp;[.M$1]);UPPER([.$A13]&amp;[.M$1])))" office:value-type="string" office:string-value="Shyi" calcext:value-type="string">
            <text:p>Shyi</text:p>
          </table:table-cell>
          <table:table-cell table:style-name="ce16" table:formula="of:=IF([.$A$1]=0;[.$A13]&amp;[.N$1];IF([.$A$1]=1;LOWER([.$A13]&amp;[.N$1]);UPPER([.$A13]&amp;[.N$1])))" office:value-type="string" office:string-value="Shoo" calcext:value-type="string">
            <text:p>Shoo</text:p>
          </table:table-cell>
          <table:table-cell table:style-name="ce18" table:formula="of:=IF([.$A$1]=0;[.$A13]&amp;[.O$1];IF([.$A$1]=1;LOWER([.$A13]&amp;[.O$1]);UPPER([.$A13]&amp;[.O$1])))" office:value-type="string" office:string-value="Sho" calcext:value-type="string">
            <text:p>Sho</text:p>
          </table:table-cell>
          <table:table-cell table:style-name="ce26" table:formula="of:=IF([.$A$1]=0;[.$A13]&amp;[.P$1];IF([.$A$1]=1;LOWER([.$A13]&amp;[.P$1]);UPPER([.$A13]&amp;[.P$1])))" office:value-type="string" office:string-value="Shyo" calcext:value-type="string">
            <text:p>Shyo</text:p>
          </table:table-cell>
          <table:table-cell table:style-name="ce16" table:formula="of:=IF([.$A$1]=0;[.$A13]&amp;[.Q$1];IF([.$A$1]=1;LOWER([.$A13]&amp;[.Q$1]);UPPER([.$A13]&amp;[.Q$1])))" office:value-type="string" office:string-value="Shuu" calcext:value-type="string">
            <text:p>Shuu</text:p>
          </table:table-cell>
          <table:table-cell table:style-name="ce18" table:formula="of:=IF([.$A$1]=0;[.$A13]&amp;[.R$1];IF([.$A$1]=1;LOWER([.$A13]&amp;[.R$1]);UPPER([.$A13]&amp;[.R$1])))" office:value-type="string" office:string-value="Shu" calcext:value-type="string">
            <text:p>Shu</text:p>
          </table:table-cell>
          <table:table-cell table:style-name="ce26" table:formula="of:=IF([.$A$1]=0;[.$A13]&amp;[.S$1];IF([.$A$1]=1;LOWER([.$A13]&amp;[.S$1]);UPPER([.$A13]&amp;[.S$1])))" office:value-type="string" office:string-value="Shyu" calcext:value-type="string">
            <text:p>Shyu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IF([.$A$1]=0;[.$A14]&amp;LOWER([.$A14]);IF([.$A$1]=1;LOWER([.$A14]&amp;[.$A14]);UPPER([.$A14]&amp;[.$A14])))" office:value-type="string" office:string-value="Hh" calcext:value-type="string">
            <text:p>Hh</text:p>
          </table:table-cell>
          <table:table-cell table:formula="of:=IF([.$A$1]=0;[.$A14]&amp;[.C$1];IF([.$A$1]=1;LOWER([.$A14]&amp;[.C$1]);UPPER([.$A14]&amp;[.C$1])))" office:value-type="string" office:string-value="H" calcext:value-type="string">
            <text:p>H</text:p>
          </table:table-cell>
          <table:table-cell table:formula="of:=IF([.$A$1]=0;[.$A14]&amp;[.D$1];IF([.$A$1]=1;LOWER([.$A14]&amp;[.D$1]);UPPER([.$A14]&amp;[.D$1])))" office:value-type="string" office:string-value="Hy" calcext:value-type="string">
            <text:p>Hy</text:p>
          </table:table-cell>
          <table:table-cell table:style-name="ce14" table:formula="of:=IF([.$A$1]=0;[.$A14]&amp;[.E$1];IF([.$A$1]=1;LOWER([.$A14]&amp;[.E$1]);UPPER([.$A14]&amp;[.E$1])))" office:value-type="string" office:string-value="Haa" calcext:value-type="string">
            <text:p>Haa</text:p>
          </table:table-cell>
          <table:table-cell table:style-name="ce17" table:formula="of:=IF([.$A$1]=0;[.$A14]&amp;[.F$1];IF([.$A$1]=1;LOWER([.$A14]&amp;[.F$1]);UPPER([.$A14]&amp;[.F$1])))" office:value-type="string" office:string-value="Ha" calcext:value-type="string">
            <text:p>Ha</text:p>
          </table:table-cell>
          <table:table-cell table:style-name="ce19" table:formula="of:=IF([.$A$1]=0;[.$A14]&amp;[.G$1];IF([.$A$1]=1;LOWER([.$A14]&amp;[.G$1]);UPPER([.$A14]&amp;[.G$1])))" office:value-type="string" office:string-value="Hya" calcext:value-type="string">
            <text:p>Hya</text:p>
          </table:table-cell>
          <table:table-cell table:style-name="ce14" table:formula="of:=IF([.$A$1]=0;[.$A14]&amp;[.H$1];IF([.$A$1]=1;LOWER([.$A14]&amp;[.H$1]);UPPER([.$A14]&amp;[.H$1])))" office:value-type="string" office:string-value="Hee" calcext:value-type="string">
            <text:p>Hee</text:p>
          </table:table-cell>
          <table:table-cell table:style-name="ce17" table:formula="of:=IF([.$A$1]=0;[.$A14]&amp;[.I$1];IF([.$A$1]=1;LOWER([.$A14]&amp;[.I$1]);UPPER([.$A14]&amp;[.I$1])))" office:value-type="string" office:string-value="He" calcext:value-type="string">
            <text:p>He</text:p>
          </table:table-cell>
          <table:table-cell table:style-name="ce19" table:formula="of:=IF([.$A$1]=0;[.$A14]&amp;[.J$1];IF([.$A$1]=1;LOWER([.$A14]&amp;[.J$1]);UPPER([.$A14]&amp;[.J$1])))" office:value-type="string" office:string-value="Hye" calcext:value-type="string">
            <text:p>Hye</text:p>
          </table:table-cell>
          <table:table-cell table:style-name="ce14" table:formula="of:=IF([.$A$1]=0;[.$A14]&amp;[.K$1];IF([.$A$1]=1;LOWER([.$A14]&amp;[.K$1]);UPPER([.$A14]&amp;[.K$1])))" office:value-type="string" office:string-value="Hii" calcext:value-type="string">
            <text:p>Hii</text:p>
          </table:table-cell>
          <table:table-cell table:style-name="ce17" table:formula="of:=IF([.$A$1]=0;[.$A14]&amp;[.L$1];IF([.$A$1]=1;LOWER([.$A14]&amp;[.L$1]);UPPER([.$A14]&amp;[.L$1])))" office:value-type="string" office:string-value="Hi" calcext:value-type="string">
            <text:p>Hi</text:p>
          </table:table-cell>
          <table:table-cell table:style-name="ce19" table:formula="of:=IF([.$A$1]=0;[.$A14]&amp;[.M$1];IF([.$A$1]=1;LOWER([.$A14]&amp;[.M$1]);UPPER([.$A14]&amp;[.M$1])))" office:value-type="string" office:string-value="Hyi" calcext:value-type="string">
            <text:p>Hyi</text:p>
          </table:table-cell>
          <table:table-cell table:style-name="ce14" table:formula="of:=IF([.$A$1]=0;[.$A14]&amp;[.N$1];IF([.$A$1]=1;LOWER([.$A14]&amp;[.N$1]);UPPER([.$A14]&amp;[.N$1])))" office:value-type="string" office:string-value="Hoo" calcext:value-type="string">
            <text:p>Hoo</text:p>
          </table:table-cell>
          <table:table-cell table:style-name="ce17" table:formula="of:=IF([.$A$1]=0;[.$A14]&amp;[.O$1];IF([.$A$1]=1;LOWER([.$A14]&amp;[.O$1]);UPPER([.$A14]&amp;[.O$1])))" office:value-type="string" office:string-value="Ho" calcext:value-type="string">
            <text:p>Ho</text:p>
          </table:table-cell>
          <table:table-cell table:style-name="ce19" table:formula="of:=IF([.$A$1]=0;[.$A14]&amp;[.P$1];IF([.$A$1]=1;LOWER([.$A14]&amp;[.P$1]);UPPER([.$A14]&amp;[.P$1])))" office:value-type="string" office:string-value="Hyo" calcext:value-type="string">
            <text:p>Hyo</text:p>
          </table:table-cell>
          <table:table-cell table:style-name="ce14" table:formula="of:=IF([.$A$1]=0;[.$A14]&amp;[.Q$1];IF([.$A$1]=1;LOWER([.$A14]&amp;[.Q$1]);UPPER([.$A14]&amp;[.Q$1])))" office:value-type="string" office:string-value="Huu" calcext:value-type="string">
            <text:p>Huu</text:p>
          </table:table-cell>
          <table:table-cell table:style-name="ce17" table:formula="of:=IF([.$A$1]=0;[.$A14]&amp;[.R$1];IF([.$A$1]=1;LOWER([.$A14]&amp;[.R$1]);UPPER([.$A14]&amp;[.R$1])))" office:value-type="string" office:string-value="Hu" calcext:value-type="string">
            <text:p>Hu</text:p>
          </table:table-cell>
          <table:table-cell table:style-name="ce19" table:formula="of:=IF([.$A$1]=0;[.$A14]&amp;[.S$1];IF([.$A$1]=1;LOWER([.$A14]&amp;[.S$1]);UPPER([.$A14]&amp;[.S$1])))" office:value-type="string" office:string-value="Hyu" calcext:value-type="string">
            <text:p>Hyu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IF([.$A$1]=0;[.$A15]&amp;LOWER([.$A15]);IF([.$A$1]=1;LOWER([.$A15]&amp;[.$A15]);UPPER([.$A15]&amp;[.$A15])))" office:value-type="string" office:string-value="Rr" calcext:value-type="string">
            <text:p>Rr</text:p>
          </table:table-cell>
          <table:table-cell table:formula="of:=IF([.$A$1]=0;[.$A15]&amp;[.C$1];IF([.$A$1]=1;LOWER([.$A15]&amp;[.C$1]);UPPER([.$A15]&amp;[.C$1])))" office:value-type="string" office:string-value="R" calcext:value-type="string">
            <text:p>R</text:p>
          </table:table-cell>
          <table:table-cell table:formula="of:=IF([.$A$1]=0;[.$A15]&amp;[.D$1];IF([.$A$1]=1;LOWER([.$A15]&amp;[.D$1]);UPPER([.$A15]&amp;[.D$1])))" office:value-type="string" office:string-value="Ry" calcext:value-type="string">
            <text:p>Ry</text:p>
          </table:table-cell>
          <table:table-cell table:formula="of:=IF([.$A$1]=0;[.$A15]&amp;[.E$1];IF([.$A$1]=1;LOWER([.$A15]&amp;[.E$1]);UPPER([.$A15]&amp;[.E$1])))" office:value-type="string" office:string-value="Raa" calcext:value-type="string">
            <text:p>Raa</text:p>
          </table:table-cell>
          <table:table-cell table:formula="of:=IF([.$A$1]=0;[.$A15]&amp;[.F$1];IF([.$A$1]=1;LOWER([.$A15]&amp;[.F$1]);UPPER([.$A15]&amp;[.F$1])))" office:value-type="string" office:string-value="Ra" calcext:value-type="string">
            <text:p>Ra</text:p>
          </table:table-cell>
          <table:table-cell table:formula="of:=IF([.$A$1]=0;[.$A15]&amp;[.G$1];IF([.$A$1]=1;LOWER([.$A15]&amp;[.G$1]);UPPER([.$A15]&amp;[.G$1])))" office:value-type="string" office:string-value="Rya" calcext:value-type="string">
            <text:p>Rya</text:p>
          </table:table-cell>
          <table:table-cell table:formula="of:=IF([.$A$1]=0;[.$A15]&amp;[.H$1];IF([.$A$1]=1;LOWER([.$A15]&amp;[.H$1]);UPPER([.$A15]&amp;[.H$1])))" office:value-type="string" office:string-value="Ree" calcext:value-type="string">
            <text:p>Ree</text:p>
          </table:table-cell>
          <table:table-cell table:formula="of:=IF([.$A$1]=0;[.$A15]&amp;[.I$1];IF([.$A$1]=1;LOWER([.$A15]&amp;[.I$1]);UPPER([.$A15]&amp;[.I$1])))" office:value-type="string" office:string-value="Re" calcext:value-type="string">
            <text:p>Re</text:p>
          </table:table-cell>
          <table:table-cell table:formula="of:=IF([.$A$1]=0;[.$A15]&amp;[.J$1];IF([.$A$1]=1;LOWER([.$A15]&amp;[.J$1]);UPPER([.$A15]&amp;[.J$1])))" office:value-type="string" office:string-value="Rye" calcext:value-type="string">
            <text:p>Rye</text:p>
          </table:table-cell>
          <table:table-cell table:formula="of:=IF([.$A$1]=0;[.$A15]&amp;[.K$1];IF([.$A$1]=1;LOWER([.$A15]&amp;[.K$1]);UPPER([.$A15]&amp;[.K$1])))" office:value-type="string" office:string-value="Rii" calcext:value-type="string">
            <text:p>Rii</text:p>
          </table:table-cell>
          <table:table-cell table:formula="of:=IF([.$A$1]=0;[.$A15]&amp;[.L$1];IF([.$A$1]=1;LOWER([.$A15]&amp;[.L$1]);UPPER([.$A15]&amp;[.L$1])))" office:value-type="string" office:string-value="Ri" calcext:value-type="string">
            <text:p>Ri</text:p>
          </table:table-cell>
          <table:table-cell table:formula="of:=IF([.$A$1]=0;[.$A15]&amp;[.M$1];IF([.$A$1]=1;LOWER([.$A15]&amp;[.M$1]);UPPER([.$A15]&amp;[.M$1])))" office:value-type="string" office:string-value="Ryi" calcext:value-type="string">
            <text:p>Ryi</text:p>
          </table:table-cell>
          <table:table-cell table:formula="of:=IF([.$A$1]=0;[.$A15]&amp;[.N$1];IF([.$A$1]=1;LOWER([.$A15]&amp;[.N$1]);UPPER([.$A15]&amp;[.N$1])))" office:value-type="string" office:string-value="Roo" calcext:value-type="string">
            <text:p>Roo</text:p>
          </table:table-cell>
          <table:table-cell table:formula="of:=IF([.$A$1]=0;[.$A15]&amp;[.O$1];IF([.$A$1]=1;LOWER([.$A15]&amp;[.O$1]);UPPER([.$A15]&amp;[.O$1])))" office:value-type="string" office:string-value="Ro" calcext:value-type="string">
            <text:p>Ro</text:p>
          </table:table-cell>
          <table:table-cell table:formula="of:=IF([.$A$1]=0;[.$A15]&amp;[.P$1];IF([.$A$1]=1;LOWER([.$A15]&amp;[.P$1]);UPPER([.$A15]&amp;[.P$1])))" office:value-type="string" office:string-value="Ryo" calcext:value-type="string">
            <text:p>Ryo</text:p>
          </table:table-cell>
          <table:table-cell table:style-name="ce15" table:formula="of:=IF([.$A$1]=0;[.$A15]&amp;[.Q$1];IF([.$A$1]=1;LOWER([.$A15]&amp;[.Q$1]);UPPER([.$A15]&amp;[.Q$1])))" office:value-type="string" office:string-value="Ruu" calcext:value-type="string">
            <text:p>Ruu</text:p>
          </table:table-cell>
          <table:table-cell table:style-name="ce13" table:formula="of:=IF([.$A$1]=0;[.$A15]&amp;[.R$1];IF([.$A$1]=1;LOWER([.$A15]&amp;[.R$1]);UPPER([.$A15]&amp;[.R$1])))" office:value-type="string" office:string-value="Ru" calcext:value-type="string">
            <text:p>Ru</text:p>
          </table:table-cell>
          <table:table-cell table:style-name="ce20" table:formula="of:=IF([.$A$1]=0;[.$A15]&amp;[.S$1];IF([.$A$1]=1;LOWER([.$A15]&amp;[.S$1]);UPPER([.$A15]&amp;[.S$1])))" office:value-type="string" office:string-value="Ryu" calcext:value-type="string">
            <text:p>Ryu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table:formula="of:=IF([.$A$1]=0;[.$A16]&amp;LOWER([.$A16]);IF([.$A$1]=1;LOWER([.$A16]&amp;[.$A16]);UPPER([.$A16]&amp;[.$A16])))" office:value-type="string" office:string-value="Thth" calcext:value-type="string">
            <text:p>Thth</text:p>
          </table:table-cell>
          <table:table-cell table:formula="of:=IF([.$A$1]=0;[.$A16]&amp;[.C$1];IF([.$A$1]=1;LOWER([.$A16]&amp;[.C$1]);UPPER([.$A16]&amp;[.C$1])))" office:value-type="string" office:string-value="Th" calcext:value-type="string">
            <text:p>Th</text:p>
          </table:table-cell>
          <table:table-cell table:formula="of:=IF([.$A$1]=0;[.$A16]&amp;[.D$1];IF([.$A$1]=1;LOWER([.$A16]&amp;[.D$1]);UPPER([.$A16]&amp;[.D$1])))" office:value-type="string" office:string-value="Thy" calcext:value-type="string">
            <text:p>Thy</text:p>
          </table:table-cell>
          <table:table-cell table:style-name="ce16" table:formula="of:=IF([.$A$1]=0;[.$A16]&amp;[.E$1];IF([.$A$1]=1;LOWER([.$A16]&amp;[.E$1]);UPPER([.$A16]&amp;[.E$1])))" office:value-type="string" office:string-value="Thaa" calcext:value-type="string">
            <text:p>Thaa</text:p>
          </table:table-cell>
          <table:table-cell table:style-name="ce18" table:formula="of:=IF([.$A$1]=0;[.$A16]&amp;[.F$1];IF([.$A$1]=1;LOWER([.$A16]&amp;[.F$1]);UPPER([.$A16]&amp;[.F$1])))" office:value-type="string" office:string-value="Tha" calcext:value-type="string">
            <text:p>Tha</text:p>
          </table:table-cell>
          <table:table-cell table:style-name="ce26" table:formula="of:=IF([.$A$1]=0;[.$A16]&amp;[.G$1];IF([.$A$1]=1;LOWER([.$A16]&amp;[.G$1]);UPPER([.$A16]&amp;[.G$1])))" office:value-type="string" office:string-value="Thya" calcext:value-type="string">
            <text:p>Thya</text:p>
          </table:table-cell>
          <table:table-cell table:style-name="ce16" table:formula="of:=IF([.$A$1]=0;[.$A16]&amp;[.H$1];IF([.$A$1]=1;LOWER([.$A16]&amp;[.H$1]);UPPER([.$A16]&amp;[.H$1])))" office:value-type="string" office:string-value="Thee" calcext:value-type="string">
            <text:p>Thee</text:p>
          </table:table-cell>
          <table:table-cell table:style-name="ce18" table:formula="of:=IF([.$A$1]=0;[.$A16]&amp;[.I$1];IF([.$A$1]=1;LOWER([.$A16]&amp;[.I$1]);UPPER([.$A16]&amp;[.I$1])))" office:value-type="string" office:string-value="The" calcext:value-type="string">
            <text:p>The</text:p>
          </table:table-cell>
          <table:table-cell table:style-name="ce26" table:formula="of:=IF([.$A$1]=0;[.$A16]&amp;[.J$1];IF([.$A$1]=1;LOWER([.$A16]&amp;[.J$1]);UPPER([.$A16]&amp;[.J$1])))" office:value-type="string" office:string-value="Thye" calcext:value-type="string">
            <text:p>Thye</text:p>
          </table:table-cell>
          <table:table-cell table:style-name="ce16" table:formula="of:=IF([.$A$1]=0;[.$A16]&amp;[.K$1];IF([.$A$1]=1;LOWER([.$A16]&amp;[.K$1]);UPPER([.$A16]&amp;[.K$1])))" office:value-type="string" office:string-value="Thii" calcext:value-type="string">
            <text:p>Thii</text:p>
          </table:table-cell>
          <table:table-cell table:style-name="ce18" table:formula="of:=IF([.$A$1]=0;[.$A16]&amp;[.L$1];IF([.$A$1]=1;LOWER([.$A16]&amp;[.L$1]);UPPER([.$A16]&amp;[.L$1])))" office:value-type="string" office:string-value="Thi" calcext:value-type="string">
            <text:p>Thi</text:p>
          </table:table-cell>
          <table:table-cell table:style-name="ce26" table:formula="of:=IF([.$A$1]=0;[.$A16]&amp;[.M$1];IF([.$A$1]=1;LOWER([.$A16]&amp;[.M$1]);UPPER([.$A16]&amp;[.M$1])))" office:value-type="string" office:string-value="Thyi" calcext:value-type="string">
            <text:p>Thyi</text:p>
          </table:table-cell>
          <table:table-cell table:style-name="ce16" table:formula="of:=IF([.$A$1]=0;[.$A16]&amp;[.N$1];IF([.$A$1]=1;LOWER([.$A16]&amp;[.N$1]);UPPER([.$A16]&amp;[.N$1])))" office:value-type="string" office:string-value="Thoo" calcext:value-type="string">
            <text:p>Thoo</text:p>
          </table:table-cell>
          <table:table-cell table:style-name="ce18" table:formula="of:=IF([.$A$1]=0;[.$A16]&amp;[.O$1];IF([.$A$1]=1;LOWER([.$A16]&amp;[.O$1]);UPPER([.$A16]&amp;[.O$1])))" office:value-type="string" office:string-value="Tho" calcext:value-type="string">
            <text:p>Tho</text:p>
          </table:table-cell>
          <table:table-cell table:style-name="ce26" table:formula="of:=IF([.$A$1]=0;[.$A16]&amp;[.P$1];IF([.$A$1]=1;LOWER([.$A16]&amp;[.P$1]);UPPER([.$A16]&amp;[.P$1])))" office:value-type="string" office:string-value="Thyo" calcext:value-type="string">
            <text:p>Thyo</text:p>
          </table:table-cell>
          <table:table-cell table:style-name="ce16" table:formula="of:=IF([.$A$1]=0;[.$A16]&amp;[.Q$1];IF([.$A$1]=1;LOWER([.$A16]&amp;[.Q$1]);UPPER([.$A16]&amp;[.Q$1])))" office:value-type="string" office:string-value="Thuu" calcext:value-type="string">
            <text:p>Thuu</text:p>
          </table:table-cell>
          <table:table-cell table:style-name="ce18" table:formula="of:=IF([.$A$1]=0;[.$A16]&amp;[.R$1];IF([.$A$1]=1;LOWER([.$A16]&amp;[.R$1]);UPPER([.$A16]&amp;[.R$1])))" office:value-type="string" office:string-value="Thu" calcext:value-type="string">
            <text:p>Thu</text:p>
          </table:table-cell>
          <table:table-cell table:style-name="ce26" table:formula="of:=IF([.$A$1]=0;[.$A16]&amp;[.S$1];IF([.$A$1]=1;LOWER([.$A16]&amp;[.S$1]);UPPER([.$A16]&amp;[.S$1])))" office:value-type="string" office:string-value="Thyu" calcext:value-type="string">
            <text:p>Thyu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IF([.$A$1]=0;[.$A17]&amp;LOWER([.$A17]);IF([.$A$1]=1;LOWER([.$A17]&amp;[.$A17]);UPPER([.$A17]&amp;[.$A17])))" office:value-type="string" office:string-value="Mm" calcext:value-type="string">
            <text:p>Mm</text:p>
          </table:table-cell>
          <table:table-cell table:formula="of:=IF([.$A$1]=0;[.$A17]&amp;[.C$1];IF([.$A$1]=1;LOWER([.$A17]&amp;[.C$1]);UPPER([.$A17]&amp;[.C$1])))" office:value-type="string" office:string-value="M" calcext:value-type="string">
            <text:p>M</text:p>
          </table:table-cell>
          <table:table-cell table:formula="of:=IF([.$A$1]=0;[.$A17]&amp;[.D$1];IF([.$A$1]=1;LOWER([.$A17]&amp;[.D$1]);UPPER([.$A17]&amp;[.D$1])))" office:value-type="string" office:string-value="My" calcext:value-type="string">
            <text:p>My</text:p>
          </table:table-cell>
          <table:table-cell table:style-name="ce14" table:formula="of:=IF([.$A$1]=0;[.$A17]&amp;[.E$1];IF([.$A$1]=1;LOWER([.$A17]&amp;[.E$1]);UPPER([.$A17]&amp;[.E$1])))" office:value-type="string" office:string-value="Maa" calcext:value-type="string">
            <text:p>Maa</text:p>
          </table:table-cell>
          <table:table-cell table:style-name="ce17" table:formula="of:=IF([.$A$1]=0;[.$A17]&amp;[.F$1];IF([.$A$1]=1;LOWER([.$A17]&amp;[.F$1]);UPPER([.$A17]&amp;[.F$1])))" office:value-type="string" office:string-value="Ma" calcext:value-type="string">
            <text:p>Ma</text:p>
          </table:table-cell>
          <table:table-cell table:style-name="ce19" table:formula="of:=IF([.$A$1]=0;[.$A17]&amp;[.G$1];IF([.$A$1]=1;LOWER([.$A17]&amp;[.G$1]);UPPER([.$A17]&amp;[.G$1])))" office:value-type="string" office:string-value="Mya" calcext:value-type="string">
            <text:p>Mya</text:p>
          </table:table-cell>
          <table:table-cell table:style-name="ce14" table:formula="of:=IF([.$A$1]=0;[.$A17]&amp;[.H$1];IF([.$A$1]=1;LOWER([.$A17]&amp;[.H$1]);UPPER([.$A17]&amp;[.H$1])))" office:value-type="string" office:string-value="Mee" calcext:value-type="string">
            <text:p>Mee</text:p>
          </table:table-cell>
          <table:table-cell table:style-name="ce17" table:formula="of:=IF([.$A$1]=0;[.$A17]&amp;[.I$1];IF([.$A$1]=1;LOWER([.$A17]&amp;[.I$1]);UPPER([.$A17]&amp;[.I$1])))" office:value-type="string" office:string-value="Me" calcext:value-type="string">
            <text:p>Me</text:p>
          </table:table-cell>
          <table:table-cell table:style-name="ce19" table:formula="of:=IF([.$A$1]=0;[.$A17]&amp;[.J$1];IF([.$A$1]=1;LOWER([.$A17]&amp;[.J$1]);UPPER([.$A17]&amp;[.J$1])))" office:value-type="string" office:string-value="Mye" calcext:value-type="string">
            <text:p>Mye</text:p>
          </table:table-cell>
          <table:table-cell table:style-name="ce14" table:formula="of:=IF([.$A$1]=0;[.$A17]&amp;[.K$1];IF([.$A$1]=1;LOWER([.$A17]&amp;[.K$1]);UPPER([.$A17]&amp;[.K$1])))" office:value-type="string" office:string-value="Mii" calcext:value-type="string">
            <text:p>Mii</text:p>
          </table:table-cell>
          <table:table-cell table:style-name="ce17" table:formula="of:=IF([.$A$1]=0;[.$A17]&amp;[.L$1];IF([.$A$1]=1;LOWER([.$A17]&amp;[.L$1]);UPPER([.$A17]&amp;[.L$1])))" office:value-type="string" office:string-value="Mi" calcext:value-type="string">
            <text:p>Mi</text:p>
          </table:table-cell>
          <table:table-cell table:style-name="ce19" table:formula="of:=IF([.$A$1]=0;[.$A17]&amp;[.M$1];IF([.$A$1]=1;LOWER([.$A17]&amp;[.M$1]);UPPER([.$A17]&amp;[.M$1])))" office:value-type="string" office:string-value="Myi" calcext:value-type="string">
            <text:p>Myi</text:p>
          </table:table-cell>
          <table:table-cell table:style-name="ce14" table:formula="of:=IF([.$A$1]=0;[.$A17]&amp;[.N$1];IF([.$A$1]=1;LOWER([.$A17]&amp;[.N$1]);UPPER([.$A17]&amp;[.N$1])))" office:value-type="string" office:string-value="Moo" calcext:value-type="string">
            <text:p>Moo</text:p>
          </table:table-cell>
          <table:table-cell table:style-name="ce17" table:formula="of:=IF([.$A$1]=0;[.$A17]&amp;[.O$1];IF([.$A$1]=1;LOWER([.$A17]&amp;[.O$1]);UPPER([.$A17]&amp;[.O$1])))" office:value-type="string" office:string-value="Mo" calcext:value-type="string">
            <text:p>Mo</text:p>
          </table:table-cell>
          <table:table-cell table:style-name="ce19" table:formula="of:=IF([.$A$1]=0;[.$A17]&amp;[.P$1];IF([.$A$1]=1;LOWER([.$A17]&amp;[.P$1]);UPPER([.$A17]&amp;[.P$1])))" office:value-type="string" office:string-value="Myo" calcext:value-type="string">
            <text:p>Myo</text:p>
          </table:table-cell>
          <table:table-cell table:style-name="ce14" table:formula="of:=IF([.$A$1]=0;[.$A17]&amp;[.Q$1];IF([.$A$1]=1;LOWER([.$A17]&amp;[.Q$1]);UPPER([.$A17]&amp;[.Q$1])))" office:value-type="string" office:string-value="Muu" calcext:value-type="string">
            <text:p>Muu</text:p>
          </table:table-cell>
          <table:table-cell table:style-name="ce17" table:formula="of:=IF([.$A$1]=0;[.$A17]&amp;[.R$1];IF([.$A$1]=1;LOWER([.$A17]&amp;[.R$1]);UPPER([.$A17]&amp;[.R$1])))" office:value-type="string" office:string-value="Mu" calcext:value-type="string">
            <text:p>Mu</text:p>
          </table:table-cell>
          <table:table-cell table:style-name="ce19" table:formula="of:=IF([.$A$1]=0;[.$A17]&amp;[.S$1];IF([.$A$1]=1;LOWER([.$A17]&amp;[.S$1]);UPPER([.$A17]&amp;[.S$1])))" office:value-type="string" office:string-value="Myu" calcext:value-type="string">
            <text:p>Myu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IF([.$A$1]=0;[.$A18]&amp;LOWER([.$A18]);IF([.$A$1]=1;LOWER([.$A18]&amp;[.$A18]);UPPER([.$A18]&amp;[.$A18])))" office:value-type="string" office:string-value="Nn" calcext:value-type="string">
            <text:p>Nn</text:p>
          </table:table-cell>
          <table:table-cell table:formula="of:=IF([.$A$1]=0;[.$A18]&amp;[.C$1];IF([.$A$1]=1;LOWER([.$A18]&amp;[.C$1]);UPPER([.$A18]&amp;[.C$1])))" office:value-type="string" office:string-value="N" calcext:value-type="string">
            <text:p>N</text:p>
          </table:table-cell>
          <table:table-cell table:formula="of:=IF([.$A$1]=0;[.$A18]&amp;[.D$1];IF([.$A$1]=1;LOWER([.$A18]&amp;[.D$1]);UPPER([.$A18]&amp;[.D$1])))" office:value-type="string" office:string-value="Ny" calcext:value-type="string">
            <text:p>Ny</text:p>
          </table:table-cell>
          <table:table-cell table:formula="of:=IF([.$A$1]=0;[.$A18]&amp;[.E$1];IF([.$A$1]=1;LOWER([.$A18]&amp;[.E$1]);UPPER([.$A18]&amp;[.E$1])))" office:value-type="string" office:string-value="Naa" calcext:value-type="string">
            <text:p>Naa</text:p>
          </table:table-cell>
          <table:table-cell table:formula="of:=IF([.$A$1]=0;[.$A18]&amp;[.F$1];IF([.$A$1]=1;LOWER([.$A18]&amp;[.F$1]);UPPER([.$A18]&amp;[.F$1])))" office:value-type="string" office:string-value="Na" calcext:value-type="string">
            <text:p>Na</text:p>
          </table:table-cell>
          <table:table-cell table:formula="of:=IF([.$A$1]=0;[.$A18]&amp;[.G$1];IF([.$A$1]=1;LOWER([.$A18]&amp;[.G$1]);UPPER([.$A18]&amp;[.G$1])))" office:value-type="string" office:string-value="Nya" calcext:value-type="string">
            <text:p>Nya</text:p>
          </table:table-cell>
          <table:table-cell table:formula="of:=IF([.$A$1]=0;[.$A18]&amp;[.H$1];IF([.$A$1]=1;LOWER([.$A18]&amp;[.H$1]);UPPER([.$A18]&amp;[.H$1])))" office:value-type="string" office:string-value="Nee" calcext:value-type="string">
            <text:p>Nee</text:p>
          </table:table-cell>
          <table:table-cell table:formula="of:=IF([.$A$1]=0;[.$A18]&amp;[.I$1];IF([.$A$1]=1;LOWER([.$A18]&amp;[.I$1]);UPPER([.$A18]&amp;[.I$1])))" office:value-type="string" office:string-value="Ne" calcext:value-type="string">
            <text:p>Ne</text:p>
          </table:table-cell>
          <table:table-cell table:formula="of:=IF([.$A$1]=0;[.$A18]&amp;[.J$1];IF([.$A$1]=1;LOWER([.$A18]&amp;[.J$1]);UPPER([.$A18]&amp;[.J$1])))" office:value-type="string" office:string-value="Nye" calcext:value-type="string">
            <text:p>Nye</text:p>
          </table:table-cell>
          <table:table-cell table:formula="of:=IF([.$A$1]=0;[.$A18]&amp;[.K$1];IF([.$A$1]=1;LOWER([.$A18]&amp;[.K$1]);UPPER([.$A18]&amp;[.K$1])))" office:value-type="string" office:string-value="Nii" calcext:value-type="string">
            <text:p>Nii</text:p>
          </table:table-cell>
          <table:table-cell table:formula="of:=IF([.$A$1]=0;[.$A18]&amp;[.L$1];IF([.$A$1]=1;LOWER([.$A18]&amp;[.L$1]);UPPER([.$A18]&amp;[.L$1])))" office:value-type="string" office:string-value="Ni" calcext:value-type="string">
            <text:p>Ni</text:p>
          </table:table-cell>
          <table:table-cell table:formula="of:=IF([.$A$1]=0;[.$A18]&amp;[.M$1];IF([.$A$1]=1;LOWER([.$A18]&amp;[.M$1]);UPPER([.$A18]&amp;[.M$1])))" office:value-type="string" office:string-value="Nyi" calcext:value-type="string">
            <text:p>Nyi</text:p>
          </table:table-cell>
          <table:table-cell table:formula="of:=IF([.$A$1]=0;[.$A18]&amp;[.N$1];IF([.$A$1]=1;LOWER([.$A18]&amp;[.N$1]);UPPER([.$A18]&amp;[.N$1])))" office:value-type="string" office:string-value="Noo" calcext:value-type="string">
            <text:p>Noo</text:p>
          </table:table-cell>
          <table:table-cell table:formula="of:=IF([.$A$1]=0;[.$A18]&amp;[.O$1];IF([.$A$1]=1;LOWER([.$A18]&amp;[.O$1]);UPPER([.$A18]&amp;[.O$1])))" office:value-type="string" office:string-value="No" calcext:value-type="string">
            <text:p>No</text:p>
          </table:table-cell>
          <table:table-cell table:formula="of:=IF([.$A$1]=0;[.$A18]&amp;[.P$1];IF([.$A$1]=1;LOWER([.$A18]&amp;[.P$1]);UPPER([.$A18]&amp;[.P$1])))" office:value-type="string" office:string-value="Nyo" calcext:value-type="string">
            <text:p>Nyo</text:p>
          </table:table-cell>
          <table:table-cell table:style-name="ce15" table:formula="of:=IF([.$A$1]=0;[.$A18]&amp;[.Q$1];IF([.$A$1]=1;LOWER([.$A18]&amp;[.Q$1]);UPPER([.$A18]&amp;[.Q$1])))" office:value-type="string" office:string-value="Nuu" calcext:value-type="string">
            <text:p>Nuu</text:p>
          </table:table-cell>
          <table:table-cell table:style-name="ce13" table:formula="of:=IF([.$A$1]=0;[.$A18]&amp;[.R$1];IF([.$A$1]=1;LOWER([.$A18]&amp;[.R$1]);UPPER([.$A18]&amp;[.R$1])))" office:value-type="string" office:string-value="Nu" calcext:value-type="string">
            <text:p>Nu</text:p>
          </table:table-cell>
          <table:table-cell table:style-name="ce20" table:formula="of:=IF([.$A$1]=0;[.$A18]&amp;[.S$1];IF([.$A$1]=1;LOWER([.$A18]&amp;[.S$1]);UPPER([.$A18]&amp;[.S$1])))" office:value-type="string" office:string-value="Nyu" calcext:value-type="string">
            <text:p>Nyu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IF([.$A$1]=0;[.$A19]&amp;LOWER([.$A19]);IF([.$A$1]=1;LOWER([.$A19]&amp;[.$A19]);UPPER([.$A19]&amp;[.$A19])))" office:value-type="string" office:string-value="Ll" calcext:value-type="string">
            <text:p>Ll</text:p>
          </table:table-cell>
          <table:table-cell table:formula="of:=IF([.$A$1]=0;[.$A19]&amp;[.C$1];IF([.$A$1]=1;LOWER([.$A19]&amp;[.C$1]);UPPER([.$A19]&amp;[.C$1])))" office:value-type="string" office:string-value="L" calcext:value-type="string">
            <text:p>L</text:p>
          </table:table-cell>
          <table:table-cell table:formula="of:=IF([.$A$1]=0;[.$A19]&amp;[.D$1];IF([.$A$1]=1;LOWER([.$A19]&amp;[.D$1]);UPPER([.$A19]&amp;[.D$1])))" office:value-type="string" office:string-value="Ly" calcext:value-type="string">
            <text:p>Ly</text:p>
          </table:table-cell>
          <table:table-cell table:formula="of:=IF([.$A$1]=0;[.$A19]&amp;[.E$1];IF([.$A$1]=1;LOWER([.$A19]&amp;[.E$1]);UPPER([.$A19]&amp;[.E$1])))" office:value-type="string" office:string-value="Laa" calcext:value-type="string">
            <text:p>Laa</text:p>
          </table:table-cell>
          <table:table-cell table:formula="of:=IF([.$A$1]=0;[.$A19]&amp;[.F$1];IF([.$A$1]=1;LOWER([.$A19]&amp;[.F$1]);UPPER([.$A19]&amp;[.F$1])))" office:value-type="string" office:string-value="La" calcext:value-type="string">
            <text:p>La</text:p>
          </table:table-cell>
          <table:table-cell table:formula="of:=IF([.$A$1]=0;[.$A19]&amp;[.G$1];IF([.$A$1]=1;LOWER([.$A19]&amp;[.G$1]);UPPER([.$A19]&amp;[.G$1])))" office:value-type="string" office:string-value="Lya" calcext:value-type="string">
            <text:p>Lya</text:p>
          </table:table-cell>
          <table:table-cell table:formula="of:=IF([.$A$1]=0;[.$A19]&amp;[.H$1];IF([.$A$1]=1;LOWER([.$A19]&amp;[.H$1]);UPPER([.$A19]&amp;[.H$1])))" office:value-type="string" office:string-value="Lee" calcext:value-type="string">
            <text:p>Lee</text:p>
          </table:table-cell>
          <table:table-cell table:formula="of:=IF([.$A$1]=0;[.$A19]&amp;[.I$1];IF([.$A$1]=1;LOWER([.$A19]&amp;[.I$1]);UPPER([.$A19]&amp;[.I$1])))" office:value-type="string" office:string-value="Le" calcext:value-type="string">
            <text:p>Le</text:p>
          </table:table-cell>
          <table:table-cell table:formula="of:=IF([.$A$1]=0;[.$A19]&amp;[.J$1];IF([.$A$1]=1;LOWER([.$A19]&amp;[.J$1]);UPPER([.$A19]&amp;[.J$1])))" office:value-type="string" office:string-value="Lye" calcext:value-type="string">
            <text:p>Lye</text:p>
          </table:table-cell>
          <table:table-cell table:formula="of:=IF([.$A$1]=0;[.$A19]&amp;[.K$1];IF([.$A$1]=1;LOWER([.$A19]&amp;[.K$1]);UPPER([.$A19]&amp;[.K$1])))" office:value-type="string" office:string-value="Lii" calcext:value-type="string">
            <text:p>Lii</text:p>
          </table:table-cell>
          <table:table-cell table:formula="of:=IF([.$A$1]=0;[.$A19]&amp;[.L$1];IF([.$A$1]=1;LOWER([.$A19]&amp;[.L$1]);UPPER([.$A19]&amp;[.L$1])))" office:value-type="string" office:string-value="Li" calcext:value-type="string">
            <text:p>Li</text:p>
          </table:table-cell>
          <table:table-cell table:formula="of:=IF([.$A$1]=0;[.$A19]&amp;[.M$1];IF([.$A$1]=1;LOWER([.$A19]&amp;[.M$1]);UPPER([.$A19]&amp;[.M$1])))" office:value-type="string" office:string-value="Lyi" calcext:value-type="string">
            <text:p>Lyi</text:p>
          </table:table-cell>
          <table:table-cell table:formula="of:=IF([.$A$1]=0;[.$A19]&amp;[.N$1];IF([.$A$1]=1;LOWER([.$A19]&amp;[.N$1]);UPPER([.$A19]&amp;[.N$1])))" office:value-type="string" office:string-value="Loo" calcext:value-type="string">
            <text:p>Loo</text:p>
          </table:table-cell>
          <table:table-cell table:formula="of:=IF([.$A$1]=0;[.$A19]&amp;[.O$1];IF([.$A$1]=1;LOWER([.$A19]&amp;[.O$1]);UPPER([.$A19]&amp;[.O$1])))" office:value-type="string" office:string-value="Lo" calcext:value-type="string">
            <text:p>Lo</text:p>
          </table:table-cell>
          <table:table-cell table:formula="of:=IF([.$A$1]=0;[.$A19]&amp;[.P$1];IF([.$A$1]=1;LOWER([.$A19]&amp;[.P$1]);UPPER([.$A19]&amp;[.P$1])))" office:value-type="string" office:string-value="Lyo" calcext:value-type="string">
            <text:p>Lyo</text:p>
          </table:table-cell>
          <table:table-cell table:style-name="ce15" table:formula="of:=IF([.$A$1]=0;[.$A19]&amp;[.Q$1];IF([.$A$1]=1;LOWER([.$A19]&amp;[.Q$1]);UPPER([.$A19]&amp;[.Q$1])))" office:value-type="string" office:string-value="Luu" calcext:value-type="string">
            <text:p>Luu</text:p>
          </table:table-cell>
          <table:table-cell table:style-name="ce13" table:formula="of:=IF([.$A$1]=0;[.$A19]&amp;[.R$1];IF([.$A$1]=1;LOWER([.$A19]&amp;[.R$1]);UPPER([.$A19]&amp;[.R$1])))" office:value-type="string" office:string-value="Lu" calcext:value-type="string">
            <text:p>Lu</text:p>
          </table:table-cell>
          <table:table-cell table:style-name="ce20" table:formula="of:=IF([.$A$1]=0;[.$A19]&amp;[.S$1];IF([.$A$1]=1;LOWER([.$A19]&amp;[.S$1]);UPPER([.$A19]&amp;[.S$1])))" office:value-type="string" office:string-value="Lyu" calcext:value-type="string">
            <text:p>Lyu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formula="of:=IF([.$A$1]=0;[.$A20]&amp;LOWER([.$A20]);IF([.$A$1]=1;LOWER([.$A20]&amp;[.$A20]);UPPER([.$A20]&amp;[.$A20])))" office:value-type="string" office:string-value="Ww" calcext:value-type="string">
            <text:p>Ww</text:p>
          </table:table-cell>
          <table:table-cell table:formula="of:=IF([.$A$1]=0;[.$A20]&amp;[.C$1];IF([.$A$1]=1;LOWER([.$A20]&amp;[.C$1]);UPPER([.$A20]&amp;[.C$1])))" office:value-type="string" office:string-value="W" calcext:value-type="string">
            <text:p>W</text:p>
          </table:table-cell>
          <table:table-cell table:formula="of:=IF([.$A$1]=0;[.$A20]&amp;[.D$1];IF([.$A$1]=1;LOWER([.$A20]&amp;[.D$1]);UPPER([.$A20]&amp;[.D$1])))" office:value-type="string" office:string-value="Wy" calcext:value-type="string">
            <text:p>Wy</text:p>
          </table:table-cell>
          <table:table-cell table:style-name="ce16" table:formula="of:=IF([.$A$1]=0;[.$A20]&amp;[.E$1];IF([.$A$1]=1;LOWER([.$A20]&amp;[.E$1]);UPPER([.$A20]&amp;[.E$1])))" office:value-type="string" office:string-value="Waa" calcext:value-type="string">
            <text:p>Waa</text:p>
          </table:table-cell>
          <table:table-cell table:style-name="ce18" table:formula="of:=IF([.$A$1]=0;[.$A20]&amp;[.F$1];IF([.$A$1]=1;LOWER([.$A20]&amp;[.F$1]);UPPER([.$A20]&amp;[.F$1])))" office:value-type="string" office:string-value="Wa" calcext:value-type="string">
            <text:p>Wa</text:p>
          </table:table-cell>
          <table:table-cell table:style-name="ce26" table:formula="of:=IF([.$A$1]=0;[.$A20]&amp;[.G$1];IF([.$A$1]=1;LOWER([.$A20]&amp;[.G$1]);UPPER([.$A20]&amp;[.G$1])))" office:value-type="string" office:string-value="Wya" calcext:value-type="string">
            <text:p>Wya</text:p>
          </table:table-cell>
          <table:table-cell table:style-name="ce16" table:formula="of:=IF([.$A$1]=0;[.$A20]&amp;[.H$1];IF([.$A$1]=1;LOWER([.$A20]&amp;[.H$1]);UPPER([.$A20]&amp;[.H$1])))" office:value-type="string" office:string-value="Wee" calcext:value-type="string">
            <text:p>Wee</text:p>
          </table:table-cell>
          <table:table-cell table:style-name="ce18" table:formula="of:=IF([.$A$1]=0;[.$A20]&amp;[.I$1];IF([.$A$1]=1;LOWER([.$A20]&amp;[.I$1]);UPPER([.$A20]&amp;[.I$1])))" office:value-type="string" office:string-value="We" calcext:value-type="string">
            <text:p>We</text:p>
          </table:table-cell>
          <table:table-cell table:style-name="ce26" table:formula="of:=IF([.$A$1]=0;[.$A20]&amp;[.J$1];IF([.$A$1]=1;LOWER([.$A20]&amp;[.J$1]);UPPER([.$A20]&amp;[.J$1])))" office:value-type="string" office:string-value="Wye" calcext:value-type="string">
            <text:p>Wye</text:p>
          </table:table-cell>
          <table:table-cell table:style-name="ce16" table:formula="of:=IF([.$A$1]=0;[.$A20]&amp;[.K$1];IF([.$A$1]=1;LOWER([.$A20]&amp;[.K$1]);UPPER([.$A20]&amp;[.K$1])))" office:value-type="string" office:string-value="Wii" calcext:value-type="string">
            <text:p>Wii</text:p>
          </table:table-cell>
          <table:table-cell table:style-name="ce18" table:formula="of:=IF([.$A$1]=0;[.$A20]&amp;[.L$1];IF([.$A$1]=1;LOWER([.$A20]&amp;[.L$1]);UPPER([.$A20]&amp;[.L$1])))" office:value-type="string" office:string-value="Wi" calcext:value-type="string">
            <text:p>Wi</text:p>
          </table:table-cell>
          <table:table-cell table:style-name="ce26" table:formula="of:=IF([.$A$1]=0;[.$A20]&amp;[.M$1];IF([.$A$1]=1;LOWER([.$A20]&amp;[.M$1]);UPPER([.$A20]&amp;[.M$1])))" office:value-type="string" office:string-value="Wyi" calcext:value-type="string">
            <text:p>Wyi</text:p>
          </table:table-cell>
          <table:table-cell table:style-name="ce16" table:formula="of:=IF([.$A$1]=0;[.$A20]&amp;[.N$1];IF([.$A$1]=1;LOWER([.$A20]&amp;[.N$1]);UPPER([.$A20]&amp;[.N$1])))" office:value-type="string" office:string-value="Woo" calcext:value-type="string">
            <text:p>Woo</text:p>
          </table:table-cell>
          <table:table-cell table:style-name="ce18" table:formula="of:=IF([.$A$1]=0;[.$A20]&amp;[.O$1];IF([.$A$1]=1;LOWER([.$A20]&amp;[.O$1]);UPPER([.$A20]&amp;[.O$1])))" office:value-type="string" office:string-value="Wo" calcext:value-type="string">
            <text:p>Wo</text:p>
          </table:table-cell>
          <table:table-cell table:style-name="ce26" table:formula="of:=IF([.$A$1]=0;[.$A20]&amp;[.P$1];IF([.$A$1]=1;LOWER([.$A20]&amp;[.P$1]);UPPER([.$A20]&amp;[.P$1])))" office:value-type="string" office:string-value="Wyo" calcext:value-type="string">
            <text:p>Wyo</text:p>
          </table:table-cell>
          <table:table-cell table:style-name="ce16" table:formula="of:=IF([.$A$1]=0;[.$A20]&amp;[.Q$1];IF([.$A$1]=1;LOWER([.$A20]&amp;[.Q$1]);UPPER([.$A20]&amp;[.Q$1])))" office:value-type="string" office:string-value="Wuu" calcext:value-type="string">
            <text:p>Wuu</text:p>
          </table:table-cell>
          <table:table-cell table:style-name="ce18" table:formula="of:=IF([.$A$1]=0;[.$A20]&amp;[.R$1];IF([.$A$1]=1;LOWER([.$A20]&amp;[.R$1]);UPPER([.$A20]&amp;[.R$1])))" office:value-type="string" office:string-value="Wu" calcext:value-type="string">
            <text:p>Wu</text:p>
          </table:table-cell>
          <table:table-cell table:style-name="ce26" table:formula="of:=IF([.$A$1]=0;[.$A20]&amp;[.S$1];IF([.$A$1]=1;LOWER([.$A20]&amp;[.S$1]);UPPER([.$A20]&amp;[.S$1])))" office:value-type="string" office:string-value="Wyu" calcext:value-type="string">
            <text:p>Wyu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&quot;+0&quot;" office:value-type="string" office:string-value="+0" calcext:value-type="string">
            <text:p>+0</text:p>
          </table:table-cell>
          <table:table-cell table:style-name="Default" table:formula="of:=&quot;+1&quot;" office:value-type="string" office:string-value="+1" calcext:value-type="string">
            <text:p>+1</text:p>
          </table:table-cell>
          <table:table-cell table:style-name="Default" table:formula="of:=&quot;+2&quot;" office:value-type="string" office:string-value="+2" calcext:value-type="string">
            <text:p>+2</text:p>
          </table:table-cell>
          <table:table-cell table:style-name="Default" table:number-columns-repeated="3"/>
          <table:table-cell table:style-name="ce22"/>
          <table:table-cell table:style-name="ce24" office:value-type="string" calcext:value-type="string">
            <text:p>most</text:p>
            <text:p>Common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east</text:p>
            <text:p>Common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table:formula="of:=&quot;+0&quot;" office:value-type="string" office:string-value="+0" calcext:value-type="string">
            <text:p>+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Default" table:number-columns-repeated="3"/>
          <table:table-cell table:style-name="ce23" office:value-type="string" calcext:value-type="string">
            <text:p>left</text:p>
          </table:table-cell>
          <table:table-cell table:style-name="ce32" office:value-type="string" calcext:value-type="string">
            <text:p>b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table:formula="of:=&quot;+3&quot;" office:value-type="string" office:string-value="+3" calcext:value-type="string">
            <text:p>+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/>
          <table:table-cell table:style-name="Default"/>
          <table:table-cell table:style-name="ce23" office:value-type="string" calcext:value-type="string">
            <text:p>top</text:p>
          </table:table-cell>
          <table:table-cell office:value-type="string" calcext:value-type="string">
            <text:p>d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table:formula="of:=&quot;+6&quot;" office:value-type="string" office:string-value="+6" calcext:value-type="string">
            <text:p>+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style-name="ce23" office:value-type="string" calcext:value-type="string">
            <text:p>right</text:p>
          </table:table-cell>
          <table:table-cell office:value-type="string" calcext:value-type="string">
            <text:p>g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sh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table:formula="of:=&quot;+9&quot;" office:value-type="string" office:string-value="+9" calcext:value-type="string">
            <text:p>+9</text:p>
          </table:table-cell>
          <table:table-cell table:style-name="Default"/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X</text:p>
          </table:table-cell>
          <table:table-cell table:style-name="ce26" office:value-type="string" calcext:value-type="string">
            <text:p>J</text:p>
          </table:table-cell>
          <table:table-cell table:style-name="Default" table:number-columns-repeated="3"/>
          <table:table-cell table:style-name="ce23" office:value-type="string" calcext:value-type="string">
            <text:p>bottom</text:p>
          </table:table-cell>
          <table:table-cell office:value-type="string" calcext:value-type="string">
            <text:p>h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th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10"/>
          <table:table-cell table:style-name="ce23" office:value-type="string" calcext:value-type="string">
            <text:p>full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 table:number-columns-repeated="16"/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J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style-name="ce22" office:value-type="float" office:value="0" calcext:value-type="float">
            <text:p>0</text:p>
          </table:table-cell>
          <table:table-cell table:style-name="ce13" table:formula="of:=[.$D30]&amp;[.E$29]" office:value-type="string" office:string-value="00" calcext:value-type="string">
            <text:p>00</text:p>
          </table:table-cell>
          <table:table-cell table:formula="of:=[.$D30]&amp;[.F$29]" office:value-type="string" office:string-value="01" calcext:value-type="string">
            <text:p>01</text:p>
          </table:table-cell>
          <table:table-cell table:style-name="ce13" table:formula="of:=[.$D30]&amp;[.G$29]" office:value-type="string" office:string-value="02" calcext:value-type="string">
            <text:p>02</text:p>
          </table:table-cell>
          <table:table-cell table:style-name="ce13" table:formula="of:=[.$D30]&amp;[.H$29]" office:value-type="string" office:string-value="03" calcext:value-type="string">
            <text:p>03</text:p>
          </table:table-cell>
          <table:table-cell table:formula="of:=[.$D30]&amp;[.I$29]" office:value-type="string" office:string-value="04" calcext:value-type="string">
            <text:p>04</text:p>
          </table:table-cell>
          <table:table-cell table:style-name="ce13" table:formula="of:=[.$D30]&amp;[.J$29]" office:value-type="string" office:string-value="05" calcext:value-type="string">
            <text:p>05</text:p>
          </table:table-cell>
          <table:table-cell table:style-name="ce13" table:formula="of:=[.$D30]&amp;[.K$29]" office:value-type="string" office:string-value="06" calcext:value-type="string">
            <text:p>06</text:p>
          </table:table-cell>
          <table:table-cell table:formula="of:=[.$D30]&amp;[.L$29]" office:value-type="string" office:string-value="07" calcext:value-type="string">
            <text:p>07</text:p>
          </table:table-cell>
          <table:table-cell table:style-name="ce13" table:formula="of:=[.$D30]&amp;[.M$29]" office:value-type="string" office:string-value="08" calcext:value-type="string">
            <text:p>08</text:p>
          </table:table-cell>
          <table:table-cell table:style-name="ce13" table:formula="of:=[.$D30]&amp;[.N$29]" office:value-type="string" office:string-value="09" calcext:value-type="string">
            <text:p>09</text:p>
          </table:table-cell>
          <table:table-cell table:formula="of:=[.$D30]&amp;[.O$29]" office:value-type="string" office:string-value="0X" calcext:value-type="string">
            <text:p>0X</text:p>
          </table:table-cell>
          <table:table-cell table:style-name="ce13" table:formula="of:=[.$D30]&amp;[.P$29]" office:value-type="string" office:string-value="0J" calcext:value-type="string">
            <text:p>0J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style-name="ce22" office:value-type="float" office:value="1" calcext:value-type="float">
            <text:p>1</text:p>
          </table:table-cell>
          <table:table-cell table:style-name="ce13" table:formula="of:=[.$D31]&amp;[.E$29]" office:value-type="string" office:string-value="10" calcext:value-type="string">
            <text:p>10</text:p>
          </table:table-cell>
          <table:table-cell table:formula="of:=[.$D31]&amp;[.F$29]" office:value-type="string" office:string-value="11" calcext:value-type="string">
            <text:p>11</text:p>
          </table:table-cell>
          <table:table-cell table:style-name="ce13" table:formula="of:=[.$D31]&amp;[.G$29]" office:value-type="string" office:string-value="12" calcext:value-type="string">
            <text:p>12</text:p>
          </table:table-cell>
          <table:table-cell table:style-name="ce13" table:formula="of:=[.$D31]&amp;[.H$29]" office:value-type="string" office:string-value="13" calcext:value-type="string">
            <text:p>13</text:p>
          </table:table-cell>
          <table:table-cell table:formula="of:=[.$D31]&amp;[.I$29]" office:value-type="string" office:string-value="14" calcext:value-type="string">
            <text:p>14</text:p>
          </table:table-cell>
          <table:table-cell table:style-name="ce13" table:formula="of:=[.$D31]&amp;[.J$29]" office:value-type="string" office:string-value="15" calcext:value-type="string">
            <text:p>15</text:p>
          </table:table-cell>
          <table:table-cell table:style-name="ce13" table:formula="of:=[.$D31]&amp;[.K$29]" office:value-type="string" office:string-value="16" calcext:value-type="string">
            <text:p>16</text:p>
          </table:table-cell>
          <table:table-cell table:formula="of:=[.$D31]&amp;[.L$29]" office:value-type="string" office:string-value="17" calcext:value-type="string">
            <text:p>17</text:p>
          </table:table-cell>
          <table:table-cell table:style-name="ce13" table:formula="of:=[.$D31]&amp;[.M$29]" office:value-type="string" office:string-value="18" calcext:value-type="string">
            <text:p>18</text:p>
          </table:table-cell>
          <table:table-cell table:style-name="ce13" table:formula="of:=[.$D31]&amp;[.N$29]" office:value-type="string" office:string-value="19" calcext:value-type="string">
            <text:p>19</text:p>
          </table:table-cell>
          <table:table-cell table:formula="of:=[.$D31]&amp;[.O$29]" office:value-type="string" office:string-value="1X" calcext:value-type="string">
            <text:p>1X</text:p>
          </table:table-cell>
          <table:table-cell table:style-name="ce13" table:formula="of:=[.$D31]&amp;[.P$29]" office:value-type="string" office:string-value="1J" calcext:value-type="string">
            <text:p>1J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style-name="ce22" office:value-type="float" office:value="2" calcext:value-type="float">
            <text:p>2</text:p>
          </table:table-cell>
          <table:table-cell table:style-name="ce13" table:formula="of:=[.$D32]&amp;[.E$29]" office:value-type="string" office:string-value="20" calcext:value-type="string">
            <text:p>20</text:p>
          </table:table-cell>
          <table:table-cell table:formula="of:=[.$D32]&amp;[.F$29]" office:value-type="string" office:string-value="21" calcext:value-type="string">
            <text:p>21</text:p>
          </table:table-cell>
          <table:table-cell table:style-name="ce13" table:formula="of:=[.$D32]&amp;[.G$29]" office:value-type="string" office:string-value="22" calcext:value-type="string">
            <text:p>22</text:p>
          </table:table-cell>
          <table:table-cell table:style-name="ce13" table:formula="of:=[.$D32]&amp;[.H$29]" office:value-type="string" office:string-value="23" calcext:value-type="string">
            <text:p>23</text:p>
          </table:table-cell>
          <table:table-cell table:formula="of:=[.$D32]&amp;[.I$29]" office:value-type="string" office:string-value="24" calcext:value-type="string">
            <text:p>24</text:p>
          </table:table-cell>
          <table:table-cell table:style-name="ce13" table:formula="of:=[.$D32]&amp;[.J$29]" office:value-type="string" office:string-value="25" calcext:value-type="string">
            <text:p>25</text:p>
          </table:table-cell>
          <table:table-cell table:style-name="ce13" table:formula="of:=[.$D32]&amp;[.K$29]" office:value-type="string" office:string-value="26" calcext:value-type="string">
            <text:p>26</text:p>
          </table:table-cell>
          <table:table-cell table:formula="of:=[.$D32]&amp;[.L$29]" office:value-type="string" office:string-value="27" calcext:value-type="string">
            <text:p>27</text:p>
          </table:table-cell>
          <table:table-cell table:style-name="ce13" table:formula="of:=[.$D32]&amp;[.M$29]" office:value-type="string" office:string-value="28" calcext:value-type="string">
            <text:p>28</text:p>
          </table:table-cell>
          <table:table-cell table:style-name="ce13" table:formula="of:=[.$D32]&amp;[.N$29]" office:value-type="string" office:string-value="29" calcext:value-type="string">
            <text:p>29</text:p>
          </table:table-cell>
          <table:table-cell table:formula="of:=[.$D32]&amp;[.O$29]" office:value-type="string" office:string-value="2X" calcext:value-type="string">
            <text:p>2X</text:p>
          </table:table-cell>
          <table:table-cell table:style-name="ce13" table:formula="of:=[.$D32]&amp;[.P$29]" office:value-type="string" office:string-value="2J" calcext:value-type="string">
            <text:p>2J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style-name="ce22" office:value-type="float" office:value="3" calcext:value-type="float">
            <text:p>3</text:p>
          </table:table-cell>
          <table:table-cell table:style-name="ce13" table:formula="of:=[.$D33]&amp;[.E$29]" office:value-type="string" office:string-value="30" calcext:value-type="string">
            <text:p>30</text:p>
          </table:table-cell>
          <table:table-cell table:formula="of:=[.$D33]&amp;[.F$29]" office:value-type="string" office:string-value="31" calcext:value-type="string">
            <text:p>31</text:p>
          </table:table-cell>
          <table:table-cell table:style-name="ce13" table:formula="of:=[.$D33]&amp;[.G$29]" office:value-type="string" office:string-value="32" calcext:value-type="string">
            <text:p>32</text:p>
          </table:table-cell>
          <table:table-cell table:style-name="ce13" table:formula="of:=[.$D33]&amp;[.H$29]" office:value-type="string" office:string-value="33" calcext:value-type="string">
            <text:p>33</text:p>
          </table:table-cell>
          <table:table-cell table:formula="of:=[.$D33]&amp;[.I$29]" office:value-type="string" office:string-value="34" calcext:value-type="string">
            <text:p>34</text:p>
          </table:table-cell>
          <table:table-cell table:style-name="ce13" table:formula="of:=[.$D33]&amp;[.J$29]" office:value-type="string" office:string-value="35" calcext:value-type="string">
            <text:p>35</text:p>
          </table:table-cell>
          <table:table-cell table:style-name="ce13" table:formula="of:=[.$D33]&amp;[.K$29]" office:value-type="string" office:string-value="36" calcext:value-type="string">
            <text:p>36</text:p>
          </table:table-cell>
          <table:table-cell table:formula="of:=[.$D33]&amp;[.L$29]" office:value-type="string" office:string-value="37" calcext:value-type="string">
            <text:p>37</text:p>
          </table:table-cell>
          <table:table-cell table:style-name="ce13" table:formula="of:=[.$D33]&amp;[.M$29]" office:value-type="string" office:string-value="38" calcext:value-type="string">
            <text:p>38</text:p>
          </table:table-cell>
          <table:table-cell table:style-name="ce13" table:formula="of:=[.$D33]&amp;[.N$29]" office:value-type="string" office:string-value="39" calcext:value-type="string">
            <text:p>39</text:p>
          </table:table-cell>
          <table:table-cell table:formula="of:=[.$D33]&amp;[.O$29]" office:value-type="string" office:string-value="3X" calcext:value-type="string">
            <text:p>3X</text:p>
          </table:table-cell>
          <table:table-cell table:style-name="ce13" table:formula="of:=[.$D33]&amp;[.P$29]" office:value-type="string" office:string-value="3J" calcext:value-type="string">
            <text:p>3J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 table:style-name="ce22" office:value-type="float" office:value="4" calcext:value-type="float">
            <text:p>4</text:p>
          </table:table-cell>
          <table:table-cell table:style-name="ce13" table:formula="of:=[.$D34]&amp;[.E$29]" office:value-type="string" office:string-value="40" calcext:value-type="string">
            <text:p>40</text:p>
          </table:table-cell>
          <table:table-cell table:formula="of:=[.$D34]&amp;[.F$29]" office:value-type="string" office:string-value="41" calcext:value-type="string">
            <text:p>41</text:p>
          </table:table-cell>
          <table:table-cell table:style-name="ce13" table:formula="of:=[.$D34]&amp;[.G$29]" office:value-type="string" office:string-value="42" calcext:value-type="string">
            <text:p>42</text:p>
          </table:table-cell>
          <table:table-cell table:style-name="ce13" table:formula="of:=[.$D34]&amp;[.H$29]" office:value-type="string" office:string-value="43" calcext:value-type="string">
            <text:p>43</text:p>
          </table:table-cell>
          <table:table-cell table:formula="of:=[.$D34]&amp;[.I$29]" office:value-type="string" office:string-value="44" calcext:value-type="string">
            <text:p>44</text:p>
          </table:table-cell>
          <table:table-cell table:style-name="ce13" table:formula="of:=[.$D34]&amp;[.J$29]" office:value-type="string" office:string-value="45" calcext:value-type="string">
            <text:p>45</text:p>
          </table:table-cell>
          <table:table-cell table:style-name="ce13" table:formula="of:=[.$D34]&amp;[.K$29]" office:value-type="string" office:string-value="46" calcext:value-type="string">
            <text:p>46</text:p>
          </table:table-cell>
          <table:table-cell table:formula="of:=[.$D34]&amp;[.L$29]" office:value-type="string" office:string-value="47" calcext:value-type="string">
            <text:p>47</text:p>
          </table:table-cell>
          <table:table-cell table:style-name="ce13" table:formula="of:=[.$D34]&amp;[.M$29]" office:value-type="string" office:string-value="48" calcext:value-type="string">
            <text:p>48</text:p>
          </table:table-cell>
          <table:table-cell table:style-name="ce13" table:formula="of:=[.$D34]&amp;[.N$29]" office:value-type="string" office:string-value="49" calcext:value-type="string">
            <text:p>49</text:p>
          </table:table-cell>
          <table:table-cell table:formula="of:=[.$D34]&amp;[.O$29]" office:value-type="string" office:string-value="4X" calcext:value-type="string">
            <text:p>4X</text:p>
          </table:table-cell>
          <table:table-cell table:style-name="ce13" table:formula="of:=[.$D34]&amp;[.P$29]" office:value-type="string" office:string-value="4J" calcext:value-type="string">
            <text:p>4J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rebuchet MS" svg:font-family="'Trebuchet MS'" style:font-family-generic="swiss" style:font-pitch="variable"/>
    <style:font-face style:name="Vashaa" svg:font-family="Vashaa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.499cm" fo:margin-bottom="1.499cm" fo:margin-left="1.499cm" fo:margin-right="1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-00-00</text:date>, <text:time style:data-style-name="N2" text:time-value="21:20:15.914736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7:15:04.007029046</meta:creation-date>
    <dc:date>2025-03-22T21:36:21.027615146</dc:date>
    <meta:editing-duration>P1DT12H28M57S</meta:editing-duration>
    <meta:editing-cycles>22</meta:editing-cycles>
    <meta:generator>LibreOffice/24.2.0.3$MacOSX_X86_64 LibreOffice_project/da48488a73ddd66ea24cf16bbc4f7b9c08e9bea1</meta:generator>
    <meta:document-statistic meta:table-count="1" meta:cell-count="497" meta:object-count="0"/>
  </office:meta>
</office:document-meta>
</file>